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0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057cm"/>
    </style:style>
    <style:style style:name="co3" style:family="table-column">
      <style:table-column-properties fo:break-before="auto" style:column-width="2.468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3.725cm"/>
    </style:style>
    <style:style style:name="co6" style:family="table-column">
      <style:table-column-properties fo:break-before="auto" style:column-width="3.861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4.272cm"/>
    </style:style>
    <style:style style:name="co9" style:family="table-column">
      <style:table-column-properties fo:break-before="auto" style:column-width="3.588cm"/>
    </style:style>
    <style:style style:name="co11" style:family="table-column">
      <style:table-column-properties fo:break-before="auto" style:column-width="3.452cm"/>
    </style:style>
    <style:style style:name="ro3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ta4" style:family="table" style:master-page-name="PageStyle_5f_List1">
      <style:table-properties table:display="true" style:writing-mode="lr-tb"/>
    </style:style>
    <number:time-style style:name="N8040" number:language="en" number:country="GB">
      <number:hours number:style="long"/>
      <number:text>:</number:text>
      <number:minutes number:style="long"/>
    </number:time-style>
    <style:style style:name="ce1" style:family="table-cell" style:parent-style-name="Excel_20_Built-in_20_Normal">
      <style:table-cell-properties fo:border-bottom="0.141cm solid #000000" fo:background-color="#d9d9d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 style:data-style-name="N8040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3" style:family="table-cell" style:parent-style-name="Excel_20_Built-in_20_Normal" style:data-style-name="N8040">
      <style:table-cell-properties fo:border-bottom="0.088cm solid #000000" fo:background-color="#d9d9d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ff0000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4" style:family="table-cell" style:parent-style-name="Excel_20_Built-in_20_Normal" style:data-style-name="N8040">
      <style:table-cell-properties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5" style:family="table-cell" style:parent-style-name="Excel_20_Built-in_20_Normal">
      <style:table-cell-properties fo:border-bottom="0.141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4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sub 58%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position="super 58%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2" table:default-cell-style-name="Excel_20_Built-in_20_Normal"/>
        <table:table-column table:style-name="co11" table:default-cell-style-name="Excel_20_Built-in_20_Normal"/>
        <table:table-column table:style-name="co10" table:number-columns-repeated="1014" table:default-cell-style-name="Excel_20_Built-in_20_Normal"/>
        <table:table-row table:style-name="ro2">
          <table:table-cell table:style-name="ce1" office:value-type="string">
            <text:p>T [hod]</text:p>
          </table:table-cell>
          <table:table-cell table:style-name="ce5" office:value-type="string">
            <text:p>I<text:span text:style-name="T1">n</text:span><text:span text:style-name="T2"> [W/m</text:span><text:span text:style-name="T3">2</text:span><text:span text:style-name="T2">]</text:span></text:p>
          </table:table-cell>
          <table:table-cell table:style-name="ce1" office:value-type="string">
            <text:p>τ [stupeň]</text:p>
          </table:table-cell>
          <table:table-cell table:style-name="ce12" office:value-type="string">
            <text:p>h [m]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I[W/m<text:span text:style-name="T3">2</text:span><text:span text:style-name="T2">]</text:span></text:p>
          </table:table-cell>
          <table:table-cell table:style-name="ce15" office:value-type="string">
            <text:p><text:span text:style-name="T1">Qt </text:span><text:span text:style-name="T2">[kJ]</text:span></text:p>
          </table:table-cell>
          <table:table-cell office:value-type="string">
            <text:p>sin(h)</text:p>
          </table:table-cell>
          <table:table-cell office:value-type="string">
            <text:p>sin(a)</text:p>
          </table:table-cell>
          <table:table-cell office:value-type="string">
            <text:p>cos(gama)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06H45M00S">
            <text:p>06:45</text:p>
          </table:table-cell>
          <table:table-cell table:style-name="ce6" office:value-type="float" office:value="189">
            <text:p>189</text:p>
          </table:table-cell>
          <table:table-cell table:style-name="ce9" office:value-type="float" office:value="-78.75">
            <text:p>-78.75</text:p>
          </table:table-cell>
          <table:table-cell table:style-name="ce13" table:formula="of:=DEGREES(ASIN([.H2]))" office:value-type="float" office:value="22.3238730555905">
            <text:p>22.3238730556</text:p>
          </table:table-cell>
          <table:table-cell table:style-name="ce13" table:formula="of:=DEGREES(ASIN([.I2]))" office:value-type="float" office:value="-85.0753693338295">
            <text:p>-85.0753693338</text:p>
          </table:table-cell>
          <table:table-cell table:style-name="ce13" table:formula="of:=[.B2]*[.J2]" office:value-type="float" office:value="85.4485240067304">
            <text:p>85.4485240067</text:p>
          </table:table-cell>
          <table:table-cell table:style-name="ce13" table:formula="of:=((15*60)*(2*1.76)*[.F2])/1000" office:value-type="float" office:value="270.700924053322">
            <text:p>270.7009240533</text:p>
          </table:table-cell>
          <table:table-cell table:formula="of:=SIN(RADIANS(20))*SIN(RADIANS(50))+COS(RADIANS(20))*COS(RADIANS(50))*COS(RADIANS([.C2]))" office:value-type="float" office:value="0.379841627627315">
            <text:p>0.3798416276</text:p>
          </table:table-cell>
          <table:table-cell table:formula="of:=(COS(RADIANS(20))/COS(RADIANS([.D2])))*SIN(RADIANS([.C2]))" office:value-type="float" office:value="-0.996308484570304">
            <text:p>-0.9963084846</text:p>
          </table:table-cell>
          <table:table-cell table:formula="of:=SIN(RADIANS([.D2]))*COS(RADIANS(42))+COS(RADIANS([.D2]))*SIN(RADIANS(42))*COS(RADIANS([.E2]-(-11)))" office:value-type="float" office:value="0.452108592628203">
            <text:p>0.4521085926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time" office:time-value="PT07H00M00S">
            <text:p>07:00</text:p>
          </table:table-cell>
          <table:table-cell table:style-name="ce6" office:value-type="float" office:value="251">
            <text:p>251</text:p>
          </table:table-cell>
          <table:table-cell table:style-name="ce9" office:value-type="float" office:value="-75">
            <text:p>-75</text:p>
          </table:table-cell>
          <table:table-cell table:style-name="ce13" table:formula="of:=DEGREES(ASIN([.H3]))" office:value-type="float" office:value="24.7295279931914">
            <text:p>24.7295279932</text:p>
          </table:table-cell>
          <table:table-cell table:style-name="ce13" table:formula="of:=DEGREES(ASIN([.I3]))" office:value-type="float" office:value="-87.8840195112331">
            <text:p>-87.8840195112</text:p>
          </table:table-cell>
          <table:table-cell table:style-name="ce13" table:formula="of:=[.B3]*[.J3]" office:value-type="float" office:value="112.64875395165">
            <text:p>112.6487539517</text:p>
          </table:table-cell>
          <table:table-cell table:style-name="ce13" table:formula="of:=((15*60)*(2*1.76)*[.F3])/1000" office:value-type="float" office:value="356.871252518826">
            <text:p>356.8712525188</text:p>
          </table:table-cell>
          <table:table-cell table:formula="of:=SIN(RADIANS(20))*SIN(RADIANS(50))+COS(RADIANS(20))*COS(RADIANS(50))*COS(RADIANS([.C3]))" office:value-type="float" office:value="0.41833522770108">
            <text:p>0.4183352277</text:p>
          </table:table-cell>
          <table:table-cell table:formula="of:=(COS(RADIANS(20))/COS(RADIANS([.D3])))*SIN(RADIANS([.C3]))" office:value-type="float" office:value="-0.999318134533521">
            <text:p>-0.9993181345</text:p>
          </table:table-cell>
          <table:table-cell table:formula="of:=SIN(RADIANS([.D3]))*COS(RADIANS(42))+COS(RADIANS([.D3]))*SIN(RADIANS(42))*COS(RADIANS([.E3]-(-11)))" office:value-type="float" office:value="0.448799816540436">
            <text:p>0.4487998165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07H15M00S">
            <text:p>07:15</text:p>
          </table:table-cell>
          <table:table-cell table:style-name="ce6" office:value-type="float" office:value="320">
            <text:p>320</text:p>
          </table:table-cell>
          <table:table-cell table:style-name="ce9" office:value-type="float" office:value="-71.25">
            <text:p>-71.25</text:p>
          </table:table-cell>
          <table:table-cell table:style-name="ce13" table:formula="of:=DEGREES(ASIN([.H4]))" office:value-type="float" office:value="27.1395561083375">
            <text:p>27.1395561083</text:p>
          </table:table-cell>
          <table:table-cell table:style-name="ce13" table:formula="of:=DEGREES(ASIN([.I4]))" office:value-type="float" office:value="-89.256935034417">
            <text:p>-89.2569350344</text:p>
          </table:table-cell>
          <table:table-cell table:style-name="ce13" table:formula="of:=[.B4]*[.J4]" office:value-type="float" office:value="147.258254093177">
            <text:p>147.2582540932</text:p>
          </table:table-cell>
          <table:table-cell table:style-name="ce13" table:formula="of:=((15*60)*(2*1.76)*[.F4])/1000" office:value-type="float" office:value="466.514148967185">
            <text:p>466.5141489672</text:p>
          </table:table-cell>
          <table:table-cell table:formula="of:=SIN(RADIANS(20))*SIN(RADIANS(50))+COS(RADIANS(20))*COS(RADIANS(50))*COS(RADIANS([.C4]))" office:value-type="float" office:value="0.456159387591854">
            <text:p>0.4561593876</text:p>
          </table:table-cell>
          <table:table-cell table:formula="of:=(COS(RADIANS(20))/COS(RADIANS([.D4])))*SIN(RADIANS([.C4]))" office:value-type="float" office:value="-0.99991590460336">
            <text:p>-0.9999159046</text:p>
          </table:table-cell>
          <table:table-cell table:formula="of:=SIN(RADIANS([.D4]))*COS(RADIANS(42))+COS(RADIANS([.D4]))*SIN(RADIANS(42))*COS(RADIANS([.E4]-(-11)))" office:value-type="float" office:value="0.460182044041178">
            <text:p>0.460182044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0.21">
            <text:p>0.21</text:p>
          </table:table-cell>
          <table:table-cell office:value-type="float" office:value="0.32">
            <text:p>0.32</text:p>
          </table:table-cell>
          <table:table-cell office:value-type="float" office:value="0.37">
            <text:p>0.37</text:p>
          </table:table-cell>
          <table:table-cell office:value-type="float" office:value="0.43">
            <text:p>0.43</text:p>
          </table:table-cell>
          <table:table-cell office:value-type="float" office:value="0.54">
            <text:p>0.54</text:p>
          </table:table-cell>
          <table:table-cell office:value-type="float" office:value="0.64">
            <text:p>0.64</text:p>
          </table:table-cell>
          <table:table-cell table:number-columns-repeated="1005"/>
        </table:table-row>
        <table:table-row table:style-name="ro4">
          <table:table-cell table:style-name="ce2" office:value-type="time" office:time-value="PT07H30M00S">
            <text:p>07:30</text:p>
          </table:table-cell>
          <table:table-cell table:style-name="ce6" office:value-type="float" office:value="297">
            <text:p>297</text:p>
          </table:table-cell>
          <table:table-cell table:style-name="ce9" office:value-type="float" office:value="-67.5">
            <text:p>-67.5</text:p>
          </table:table-cell>
          <table:table-cell table:style-name="ce13" table:formula="of:=DEGREES(ASIN([.H5]))" office:value-type="float" office:value="29.5479739017131">
            <text:p>29.5479739017</text:p>
          </table:table-cell>
          <table:table-cell table:style-name="ce13" table:formula="of:=DEGREES(ASIN([.I5]))" office:value-type="float" office:value="-86.3338231512681">
            <text:p>-86.3338231513</text:p>
          </table:table-cell>
          <table:table-cell table:style-name="ce13" table:formula="of:=[.B5]*[.J5]" office:value-type="float" office:value="152.617892053236">
            <text:p>152.6178920532</text:p>
          </table:table-cell>
          <table:table-cell table:style-name="ce13" table:formula="of:=((15*60)*(2*1.76)*[.F5])/1000" office:value-type="float" office:value="483.493482024653">
            <text:p>483.4934820247</text:p>
          </table:table-cell>
          <table:table-cell table:formula="of:=SIN(RADIANS(20))*SIN(RADIANS(50))+COS(RADIANS(20))*COS(RADIANS(50))*COS(RADIANS([.C5]))" office:value-type="float" office:value="0.493152138440114">
            <text:p>0.4931521384</text:p>
          </table:table-cell>
          <table:table-cell table:formula="of:=(COS(RADIANS(20))/COS(RADIANS([.D5])))*SIN(RADIANS([.C5]))" office:value-type="float" office:value="-0.997953539448798">
            <text:p>-0.9979535394</text:p>
          </table:table-cell>
          <table:table-cell table:formula="of:=SIN(RADIANS([.D5]))*COS(RADIANS(42))+COS(RADIANS([.D5]))*SIN(RADIANS(42))*COS(RADIANS([.E5]-(-11)))" office:value-type="float" office:value="0.513864956408203">
            <text:p>0.5138649564</text:p>
          </table:table-cell>
          <table:table-cell table:number-columns-repeated="2"/>
          <table:table-cell office:value-type="float" office:value="3.64">
            <text:p>3.64</text:p>
          </table:table-cell>
          <table:table-cell office:value-type="float" office:value="3.59">
            <text:p>3.59</text:p>
          </table:table-cell>
          <table:table-cell office:value-type="float" office:value="3.54">
            <text:p>3.54</text:p>
          </table:table-cell>
          <table:table-cell office:value-type="float" office:value="3.43">
            <text:p>3.43</text:p>
          </table:table-cell>
          <table:table-cell office:value-type="float" office:value="3.32">
            <text:p>3.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4">
          <table:table-cell table:style-name="ce2" office:value-type="time" office:time-value="PT07H45M00S">
            <text:p>07:45</text:p>
          </table:table-cell>
          <table:table-cell table:style-name="ce6" office:value-type="float" office:value="317">
            <text:p>317</text:p>
          </table:table-cell>
          <table:table-cell table:style-name="ce9" office:value-type="float" office:value="-63.75">
            <text:p>-63.75</text:p>
          </table:table-cell>
          <table:table-cell table:style-name="ce13" table:formula="of:=DEGREES(ASIN([.H6]))" office:value-type="float" office:value="31.9483841801348">
            <text:p>31.9483841801</text:p>
          </table:table-cell>
          <table:table-cell table:style-name="ce13" table:formula="of:=DEGREES(ASIN([.I6]))" office:value-type="float" office:value="-83.3315783062484">
            <text:p>-83.3315783062</text:p>
          </table:table-cell>
          <table:table-cell table:style-name="ce13" table:formula="of:=[.B6]*[.J6]" office:value-type="float" office:value="179.283415288919">
            <text:p>179.2834152889</text:p>
          </table:table-cell>
          <table:table-cell table:style-name="ce13" table:formula="of:=((15*60)*(2*1.76)*[.F6])/1000" office:value-type="float" office:value="567.969859635296">
            <text:p>567.9698596353</text:p>
          </table:table-cell>
          <table:table-cell table:formula="of:=SIN(RADIANS(20))*SIN(RADIANS(50))+COS(RADIANS(20))*COS(RADIANS(50))*COS(RADIANS([.C6]))" office:value-type="float" office:value="0.529155071607498">
            <text:p>0.5291550716</text:p>
          </table:table-cell>
          <table:table-cell table:formula="of:=(COS(RADIANS(20))/COS(RADIANS([.D6])))*SIN(RADIANS([.C6]))" office:value-type="float" office:value="-0.993234801233807">
            <text:p>-0.9932348012</text:p>
          </table:table-cell>
          <table:table-cell table:formula="of:=SIN(RADIANS([.D6]))*COS(RADIANS(42))+COS(RADIANS([.D6]))*SIN(RADIANS(42))*COS(RADIANS([.E6]-(-11)))" office:value-type="float" office:value="0.565562824255265">
            <text:p>0.5655628243</text:p>
          </table:table-cell>
          <table:table-cell table:number-columns-repeated="1014"/>
        </table:table-row>
        <table:table-row table:style-name="ro4">
          <table:table-cell table:style-name="ce3" office:value-type="time" office:time-value="PT08H00M00S">
            <text:p>08:00</text:p>
          </table:table-cell>
          <table:table-cell table:style-name="ce7" office:value-type="float" office:value="323">
            <text:p>323</text:p>
          </table:table-cell>
          <table:table-cell table:style-name="ce10" office:value-type="float" office:value="-60">
            <text:p>-60</text:p>
          </table:table-cell>
          <table:table-cell table:style-name="ce13" table:formula="of:=DEGREES(ASIN([.H7]))" office:value-type="float" office:value="34.3338508720044">
            <text:p>34.333850872</text:p>
          </table:table-cell>
          <table:table-cell table:style-name="ce13" table:formula="of:=DEGREES(ASIN([.I7]))" office:value-type="float" office:value="-80.2335314832769">
            <text:p>-80.2335314833</text:p>
          </table:table-cell>
          <table:table-cell table:style-name="ce13" table:formula="of:=[.B7]*[.J7]" office:value-type="float" office:value="198.662529008269">
            <text:p>198.6625290083</text:p>
          </table:table-cell>
          <table:table-cell table:style-name="ce13" table:formula="of:=((15*60)*(2*1.76)*[.F7])/1000" office:value-type="float" office:value="629.362891898197">
            <text:p>629.3628918982</text:p>
          </table:table-cell>
          <table:table-cell table:formula="of:=SIN(RADIANS(20))*SIN(RADIANS(50))+COS(RADIANS(20))*COS(RADIANS(50))*COS(RADIANS([.C7]))" office:value-type="float" office:value="0.564014017006912">
            <text:p>0.564014017</text:p>
          </table:table-cell>
          <table:table-cell table:formula="of:=(COS(RADIANS(20))/COS(RADIANS([.D7])))*SIN(RADIANS([.C7]))" office:value-type="float" office:value="-0.985507342246691">
            <text:p>-0.9855073422</text:p>
          </table:table-cell>
          <table:table-cell table:formula="of:=SIN(RADIANS([.D7]))*COS(RADIANS(42))+COS(RADIANS([.D7]))*SIN(RADIANS(42))*COS(RADIANS([.E7]-(-11)))" office:value-type="float" office:value="0.615054269375446">
            <text:p>0.6150542694</text:p>
          </table:table-cell>
          <table:table-cell/>
          <table:table-cell>
            <draw:frame table:end-cell-address="List1.S25" table:end-x="1.869cm" table:end-y="0.329cm" draw:z-index="0" draw:style-name="gr1" draw:text-style-name="P1" svg:width="15.999cm" svg:height="8.999cm" svg:x="0.57cm" svg:y="0.504cm">
              <draw:object draw:notify-on-update-of-ranges="List1.M4:List1.S4 List1.M4:List1.S4 List1.M5:List1.S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4">
          <table:table-cell table:style-name="ce2" office:value-type="time" office:time-value="PT08H15M00S">
            <text:p>08:15</text:p>
          </table:table-cell>
          <table:table-cell table:style-name="ce6" office:value-type="float" office:value="356">
            <text:p>356</text:p>
          </table:table-cell>
          <table:table-cell table:style-name="ce9" office:value-type="float" office:value="-56.25">
            <text:p>-56.25</text:p>
          </table:table-cell>
          <table:table-cell table:style-name="ce13" table:formula="of:=DEGREES(ASIN([.H8]))" office:value-type="float" office:value="36.6967526117347">
            <text:p>36.6967526117</text:p>
          </table:table-cell>
          <table:table-cell table:style-name="ce13" table:formula="of:=DEGREES(ASIN([.I8]))" office:value-type="float" office:value="-77.0211954429922">
            <text:p>-77.021195443</text:p>
          </table:table-cell>
          <table:table-cell table:style-name="ce13" table:formula="of:=[.B8]*[.J8]" office:value-type="float" office:value="235.717340801751">
            <text:p>235.7173408018</text:p>
          </table:table-cell>
          <table:table-cell table:style-name="ce13" table:formula="of:=((15*60)*(2*1.76)*[.F8])/1000" office:value-type="float" office:value="746.752535659949">
            <text:p>746.7525356599</text:p>
          </table:table-cell>
          <table:table-cell table:formula="of:=SIN(RADIANS(20))*SIN(RADIANS(50))+COS(RADIANS(20))*COS(RADIANS(50))*COS(RADIANS([.C8]))" office:value-type="float" office:value="0.597579703282513">
            <text:p>0.5975797033</text:p>
          </table:table-cell>
          <table:table-cell table:formula="of:=(COS(RADIANS(20))/COS(RADIANS([.D8])))*SIN(RADIANS([.C8]))" office:value-type="float" office:value="-0.974453214316358">
            <text:p>-0.9744532143</text:p>
          </table:table-cell>
          <table:table-cell table:formula="of:=SIN(RADIANS([.D8]))*COS(RADIANS(42))+COS(RADIANS([.D8]))*SIN(RADIANS(42))*COS(RADIANS([.E8]-(-11)))" office:value-type="float" office:value="0.662127361802673">
            <text:p>0.6621273618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08H30M00S">
            <text:p>08:30</text:p>
          </table:table-cell>
          <table:table-cell table:style-name="ce6" office:value-type="float" office:value="378">
            <text:p>378</text:p>
          </table:table-cell>
          <table:table-cell table:style-name="ce9" office:value-type="float" office:value="-52.5">
            <text:p>-52.5</text:p>
          </table:table-cell>
          <table:table-cell table:style-name="ce13" table:formula="of:=DEGREES(ASIN([.H9]))" office:value-type="float" office:value="39.0286118721147">
            <text:p>39.0286118721</text:p>
          </table:table-cell>
          <table:table-cell table:style-name="ce13" table:formula="of:=DEGREES(ASIN([.I9]))" office:value-type="float" office:value="-73.6740563855525">
            <text:p>-73.6740563856</text:p>
          </table:table-cell>
          <table:table-cell table:style-name="ce13" table:formula="of:=[.B9]*[.J9]" office:value-type="float" office:value="267.087439330128">
            <text:p>267.0874393301</text:p>
          </table:table-cell>
          <table:table-cell table:style-name="ce13" table:formula="of:=((15*60)*(2*1.76)*[.F9])/1000" office:value-type="float" office:value="846.133007797845">
            <text:p>846.1330077978</text:p>
          </table:table-cell>
          <table:table-cell table:formula="of:=SIN(RADIANS(20))*SIN(RADIANS(50))+COS(RADIANS(20))*COS(RADIANS(50))*COS(RADIANS([.C9]))" office:value-type="float" office:value="0.62970839701257">
            <text:p>0.629708397</text:p>
          </table:table-cell>
          <table:table-cell table:formula="of:=(COS(RADIANS(20))/COS(RADIANS([.D9])))*SIN(RADIANS([.C9]))" office:value-type="float" office:value="-0.959678107280932">
            <text:p>-0.9596781073</text:p>
          </table:table-cell>
          <table:table-cell table:formula="of:=SIN(RADIANS([.D9]))*COS(RADIANS(42))+COS(RADIANS([.D9]))*SIN(RADIANS(42))*COS(RADIANS([.E9]-(-11)))" office:value-type="float" office:value="0.70658052732838">
            <text:p>0.7065805273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08H45M00S">
            <text:p>08:45</text:p>
          </table:table-cell>
          <table:table-cell table:style-name="ce6" office:value-type="float" office:value="351">
            <text:p>351</text:p>
          </table:table-cell>
          <table:table-cell table:style-name="ce9" office:value-type="float" office:value="-48.75">
            <text:p>-48.75</text:p>
          </table:table-cell>
          <table:table-cell table:style-name="ce13" table:formula="of:=DEGREES(ASIN([.H10]))" office:value-type="float" office:value="41.3198969942472">
            <text:p>41.3198969942</text:p>
          </table:table-cell>
          <table:table-cell table:style-name="ce13" table:formula="of:=DEGREES(ASIN([.I10]))" office:value-type="float" office:value="-70.1694009273022">
            <text:p>-70.1694009273</text:p>
          </table:table-cell>
          <table:table-cell table:style-name="ce13" table:formula="of:=[.B10]*[.J10]" office:value-type="float" office:value="262.626417146298">
            <text:p>262.6264171463</text:p>
          </table:table-cell>
          <table:table-cell table:style-name="ce13" table:formula="of:=((15*60)*(2*1.76)*[.F10])/1000" office:value-type="float" office:value="832.000489519471">
            <text:p>832.0004895195</text:p>
          </table:table-cell>
          <table:table-cell table:formula="of:=SIN(RADIANS(20))*SIN(RADIANS(50))+COS(RADIANS(20))*COS(RADIANS(50))*COS(RADIANS([.C10]))" office:value-type="float" office:value="0.660262518198046">
            <text:p>0.6602625182</text:p>
          </table:table-cell>
          <table:table-cell table:formula="of:=(COS(RADIANS(20))/COS(RADIANS([.D10])))*SIN(RADIANS([.C10]))" office:value-type="float" office:value="-0.940699730253313">
            <text:p>-0.9406997303</text:p>
          </table:table-cell>
          <table:table-cell table:formula="of:=SIN(RADIANS([.D10]))*COS(RADIANS(42))+COS(RADIANS([.D10]))*SIN(RADIANS(42))*COS(RADIANS([.E10]-(-11)))" office:value-type="float" office:value="0.748223410673213">
            <text:p>0.7482234107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09H00M00S">
            <text:p>09:00</text:p>
          </table:table-cell>
          <table:table-cell table:style-name="ce6" office:value-type="float" office:value="419">
            <text:p>419</text:p>
          </table:table-cell>
          <table:table-cell table:style-name="ce9" office:value-type="float" office:value="-45">
            <text:p>-45</text:p>
          </table:table-cell>
          <table:table-cell table:style-name="ce13" table:formula="of:=DEGREES(ASIN([.H11]))" office:value-type="float" office:value="43.5597960889679">
            <text:p>43.559796089</text:p>
          </table:table-cell>
          <table:table-cell table:style-name="ce13" table:formula="of:=DEGREES(ASIN([.I11]))" office:value-type="float" office:value="-66.482224446082">
            <text:p>-66.4822244461</text:p>
          </table:table-cell>
          <table:table-cell table:style-name="ce13" table:formula="of:=[.B11]*[.J11]" office:value-type="float" office:value="329.701752368756">
            <text:p>329.7017523688</text:p>
          </table:table-cell>
          <table:table-cell table:style-name="ce13" table:formula="of:=((15*60)*(2*1.76)*[.F11])/1000" office:value-type="float" office:value="1044.49515150422">
            <text:p>1044.4951515042</text:p>
          </table:table-cell>
          <table:table-cell table:formula="of:=SIN(RADIANS(20))*SIN(RADIANS(50))+COS(RADIANS(20))*COS(RADIANS(50))*COS(RADIANS([.C11]))" office:value-type="float" office:value="0.68911122940127">
            <text:p>0.6891112294</text:p>
          </table:table-cell>
          <table:table-cell table:formula="of:=(COS(RADIANS(20))/COS(RADIANS([.D11])))*SIN(RADIANS([.C11]))" office:value-type="float" office:value="-0.916936321567956">
            <text:p>-0.9169363216</text:p>
          </table:table-cell>
          <table:table-cell table:formula="of:=SIN(RADIANS([.D11]))*COS(RADIANS(42))+COS(RADIANS([.D11]))*SIN(RADIANS(42))*COS(RADIANS([.E11]-(-11)))" office:value-type="float" office:value="0.786877690617557">
            <text:p>0.7868776906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09H15M00S">
            <text:p>09:15</text:p>
          </table:table-cell>
          <table:table-cell table:style-name="ce6" office:value-type="float" office:value="487">
            <text:p>487</text:p>
          </table:table-cell>
          <table:table-cell table:style-name="ce9" office:value-type="float" office:value="-41.25">
            <text:p>-41.25</text:p>
          </table:table-cell>
          <table:table-cell table:style-name="ce13" table:formula="of:=DEGREES(ASIN([.H12]))" office:value-type="float" office:value="45.735965222147">
            <text:p>45.7359652221</text:p>
          </table:table-cell>
          <table:table-cell table:style-name="ce13" table:formula="of:=DEGREES(ASIN([.I12]))" office:value-type="float" office:value="-62.5852933747826">
            <text:p>-62.5852933748</text:p>
          </table:table-cell>
          <table:table-cell table:style-name="ce13" table:formula="of:=[.B12]*[.J12]" office:value-type="float" office:value="400.498009833384">
            <text:p>400.4980098334</text:p>
          </table:table-cell>
          <table:table-cell table:style-name="ce13" table:formula="of:=((15*60)*(2*1.76)*[.F12])/1000" office:value-type="float" office:value="1268.77769515216">
            <text:p>1268.7776951522</text:p>
          </table:table-cell>
          <table:table-cell table:formula="of:=SIN(RADIANS(20))*SIN(RADIANS(50))+COS(RADIANS(20))*COS(RADIANS(50))*COS(RADIANS([.C12]))" office:value-type="float" office:value="0.716130996011934">
            <text:p>0.716130996</text:p>
          </table:table-cell>
          <table:table-cell table:formula="of:=(COS(RADIANS(20))/COS(RADIANS([.D12])))*SIN(RADIANS([.C12]))" office:value-type="float" office:value="-0.88769723225599">
            <text:p>-0.8876972323</text:p>
          </table:table-cell>
          <table:table-cell table:formula="of:=SIN(RADIANS([.D12]))*COS(RADIANS(42))+COS(RADIANS([.D12]))*SIN(RADIANS(42))*COS(RADIANS([.E12]-(-11)))" office:value-type="float" office:value="0.822377843600378">
            <text:p>0.8223778436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09H30M00S">
            <text:p>09:30</text:p>
          </table:table-cell>
          <table:table-cell table:style-name="ce6" office:value-type="float" office:value="322">
            <text:p>322</text:p>
          </table:table-cell>
          <table:table-cell table:style-name="ce9" office:value-type="float" office:value="-37.5">
            <text:p>-37.5</text:p>
          </table:table-cell>
          <table:table-cell table:style-name="ce13" table:formula="of:=DEGREES(ASIN([.H13]))" office:value-type="float" office:value="47.8342596773938">
            <text:p>47.8342596774</text:p>
          </table:table-cell>
          <table:table-cell table:style-name="ce13" table:formula="of:=DEGREES(ASIN([.I13]))" office:value-type="float" office:value="-58.4494705496606">
            <text:p>-58.4494705497</text:p>
          </table:table-cell>
          <table:table-cell table:style-name="ce13" table:formula="of:=[.B13]*[.J13]" office:value-type="float" office:value="275.172136510319">
            <text:p>275.1721365103</text:p>
          </table:table-cell>
          <table:table-cell table:style-name="ce13" table:formula="of:=((15*60)*(2*1.76)*[.F13])/1000" office:value-type="float" office:value="871.745328464691">
            <text:p>871.7453284647</text:p>
          </table:table-cell>
          <table:table-cell table:formula="of:=SIN(RADIANS(20))*SIN(RADIANS(50))+COS(RADIANS(20))*COS(RADIANS(50))*COS(RADIANS([.C13]))" office:value-type="float" office:value="0.741206115241263">
            <text:p>0.7412061152</text:p>
          </table:table-cell>
          <table:table-cell table:formula="of:=(COS(RADIANS(20))/COS(RADIANS([.D13])))*SIN(RADIANS([.C13]))" office:value-type="float" office:value="-0.852179038598666">
            <text:p>-0.8521790386</text:p>
          </table:table-cell>
          <table:table-cell table:formula="of:=SIN(RADIANS([.D13]))*COS(RADIANS(42))+COS(RADIANS([.D13]))*SIN(RADIANS(42))*COS(RADIANS([.E13]-(-11)))" office:value-type="float" office:value="0.854571852516519">
            <text:p>0.8545718525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09H45M00S">
            <text:p>09:45</text:p>
          </table:table-cell>
          <table:table-cell table:style-name="ce6" office:value-type="float" office:value="335">
            <text:p>335</text:p>
          </table:table-cell>
          <table:table-cell table:style-name="ce9" office:value-type="float" office:value="-33.75">
            <text:p>-33.75</text:p>
          </table:table-cell>
          <table:table-cell table:style-name="ce13" table:formula="of:=DEGREES(ASIN([.H14]))" office:value-type="float" office:value="49.8384679276658">
            <text:p>49.8384679277</text:p>
          </table:table-cell>
          <table:table-cell table:style-name="ce13" table:formula="of:=DEGREES(ASIN([.I14]))" office:value-type="float" office:value="-54.0444586055649">
            <text:p>-54.0444586056</text:p>
          </table:table-cell>
          <table:table-cell table:style-name="ce13" table:formula="of:=[.B14]*[.J14]" office:value-type="float" office:value="295.912822321892">
            <text:p>295.9128223219</text:p>
          </table:table-cell>
          <table:table-cell table:style-name="ce13" table:formula="of:=((15*60)*(2*1.76)*[.F14])/1000" office:value-type="float" office:value="937.451821115754">
            <text:p>937.4518211158</text:p>
          </table:table-cell>
          <table:table-cell table:formula="of:=SIN(RADIANS(20))*SIN(RADIANS(50))+COS(RADIANS(20))*COS(RADIANS(50))*COS(RADIANS([.C14]))" office:value-type="float" office:value="0.764229211579114">
            <text:p>0.7642292116</text:p>
          </table:table-cell>
          <table:table-cell table:formula="of:=(COS(RADIANS(20))/COS(RADIANS([.D14])))*SIN(RADIANS([.C14]))" office:value-type="float" office:value="-0.809472842182786">
            <text:p>-0.8094728422</text:p>
          </table:table-cell>
          <table:table-cell table:formula="of:=SIN(RADIANS([.D14]))*COS(RADIANS(42))+COS(RADIANS([.D14]))*SIN(RADIANS(42))*COS(RADIANS([.E14]-(-11)))" office:value-type="float" office:value="0.883321857677289">
            <text:p>0.8833218577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0H00M00S">
            <text:p>10:00</text:p>
          </table:table-cell>
          <table:table-cell table:style-name="ce6" office:value-type="float" office:value="451">
            <text:p>451</text:p>
          </table:table-cell>
          <table:table-cell table:style-name="ce9" office:value-type="float" office:value="-30">
            <text:p>-30</text:p>
          </table:table-cell>
          <table:table-cell table:style-name="ce13" table:formula="of:=DEGREES(ASIN([.H15]))" office:value-type="float" office:value="51.7300849312932">
            <text:p>51.7300849313</text:p>
          </table:table-cell>
          <table:table-cell table:style-name="ce13" table:formula="of:=DEGREES(ASIN([.I15]))" office:value-type="float" office:value="-49.3401651159631">
            <text:p>-49.340165116</text:p>
          </table:table-cell>
          <table:table-cell table:style-name="ce13" table:formula="of:=[.B15]*[.J15]" office:value-type="float" office:value="409.735640963211">
            <text:p>409.7356409632</text:p>
          </table:table-cell>
          <table:table-cell table:style-name="ce13" table:formula="of:=((15*60)*(2*1.76)*[.F15])/1000" office:value-type="float" office:value="1298.04251057145">
            <text:p>1298.0425105715</text:p>
          </table:table-cell>
          <table:table-cell table:formula="of:=SIN(RADIANS(20))*SIN(RADIANS(50))+COS(RADIANS(20))*COS(RADIANS(50))*COS(RADIANS([.C15]))" office:value-type="float" office:value="0.785101696592397">
            <text:p>0.7851016966</text:p>
          </table:table-cell>
          <table:table-cell table:formula="of:=(COS(RADIANS(20))/COS(RADIANS([.D15])))*SIN(RADIANS([.C15]))" office:value-type="float" office:value="-0.758591279675202">
            <text:p>-0.7585912797</text:p>
          </table:table-cell>
          <table:table-cell table:formula="of:=SIN(RADIANS([.D15]))*COS(RADIANS(42))+COS(RADIANS([.D15]))*SIN(RADIANS(42))*COS(RADIANS([.E15]-(-11)))" office:value-type="float" office:value="0.908504747146808">
            <text:p>0.9085047471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0H15M00S">
            <text:p>10:15</text:p>
          </table:table-cell>
          <table:table-cell table:style-name="ce6" office:value-type="float" office:value="517">
            <text:p>517</text:p>
          </table:table-cell>
          <table:table-cell table:style-name="ce9" office:value-type="float" office:value="-26.25">
            <text:p>-26.25</text:p>
          </table:table-cell>
          <table:table-cell table:style-name="ce13" table:formula="of:=DEGREES(ASIN([.H16]))" office:value-type="float" office:value="53.4881856127485">
            <text:p>53.4881856127</text:p>
          </table:table-cell>
          <table:table-cell table:style-name="ce13" table:formula="of:=DEGREES(ASIN([.I16]))" office:value-type="float" office:value="-44.3089261157931">
            <text:p>-44.3089261158</text:p>
          </table:table-cell>
          <table:table-cell table:style-name="ce13" table:formula="of:=[.B16]*[.J16]" office:value-type="float" office:value="480.816557589856">
            <text:p>480.8165575899</text:p>
          </table:table-cell>
          <table:table-cell table:style-name="ce13" table:formula="of:=((15*60)*(2*1.76)*[.F16])/1000" office:value-type="float" office:value="1523.22685444466">
            <text:p>1523.2268544447</text:p>
          </table:table-cell>
          <table:table-cell table:formula="of:=SIN(RADIANS(20))*SIN(RADIANS(50))+COS(RADIANS(20))*COS(RADIANS(50))*COS(RADIANS([.C16]))" office:value-type="float" office:value="0.803734191095884">
            <text:p>0.8037341911</text:p>
          </table:table-cell>
          <table:table-cell table:formula="of:=(COS(RADIANS(20))/COS(RADIANS([.D16])))*SIN(RADIANS([.C16]))" office:value-type="float" office:value="-0.698526774804803">
            <text:p>-0.6985267748</text:p>
          </table:table-cell>
          <table:table-cell table:formula="of:=SIN(RADIANS([.D16]))*COS(RADIANS(42))+COS(RADIANS([.D16]))*SIN(RADIANS(42))*COS(RADIANS([.E16]-(-11)))" office:value-type="float" office:value="0.93001268392622">
            <text:p>0.9300126839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0H30M00S">
            <text:p>10:30</text:p>
          </table:table-cell>
          <table:table-cell table:style-name="ce6" office:value-type="float" office:value="218">
            <text:p>218</text:p>
          </table:table-cell>
          <table:table-cell table:style-name="ce9" office:value-type="float" office:value="-22.5">
            <text:p>-22.5</text:p>
          </table:table-cell>
          <table:table-cell table:style-name="ce13" table:formula="of:=DEGREES(ASIN([.H17]))" office:value-type="float" office:value="55.0894896873766">
            <text:p>55.0894896874</text:p>
          </table:table-cell>
          <table:table-cell table:style-name="ce13" table:formula="of:=DEGREES(ASIN([.I17]))" office:value-type="float" office:value="-38.9288032944645">
            <text:p>-38.9288032945</text:p>
          </table:table-cell>
          <table:table-cell table:style-name="ce13" table:formula="of:=[.B17]*[.J17]" office:value-type="float" office:value="206.610277764764">
            <text:p>206.6102777648</text:p>
          </table:table-cell>
          <table:table-cell table:style-name="ce13" table:formula="of:=((15*60)*(2*1.76)*[.F17])/1000" office:value-type="float" office:value="654.541359958774">
            <text:p>654.5413599588</text:p>
          </table:table-cell>
          <table:table-cell table:formula="of:=SIN(RADIANS(20))*SIN(RADIANS(50))+COS(RADIANS(20))*COS(RADIANS(50))*COS(RADIANS([.C17]))" office:value-type="float" office:value="0.820046907887599">
            <text:p>0.8200469079</text:p>
          </table:table-cell>
          <table:table-cell table:formula="of:=(COS(RADIANS(20))/COS(RADIANS([.D17])))*SIN(RADIANS([.C17]))" office:value-type="float" office:value="-0.628354210705247">
            <text:p>-0.6283542107</text:p>
          </table:table-cell>
          <table:table-cell table:formula="of:=SIN(RADIANS([.D17]))*COS(RADIANS(42))+COS(RADIANS([.D17]))*SIN(RADIANS(42))*COS(RADIANS([.E17]-(-11)))" office:value-type="float" office:value="0.947753567728277">
            <text:p>0.9477535677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0H45M00S">
            <text:p>10:45</text:p>
          </table:table-cell>
          <table:table-cell table:style-name="ce6" office:value-type="float" office:value="713">
            <text:p>713</text:p>
          </table:table-cell>
          <table:table-cell table:style-name="ce9" office:value-type="float" office:value="-18.75">
            <text:p>-18.75</text:p>
          </table:table-cell>
          <table:table-cell table:style-name="ce13" table:formula="of:=DEGREES(ASIN([.H18]))" office:value-type="float" office:value="56.5087387121181">
            <text:p>56.5087387121</text:p>
          </table:table-cell>
          <table:table-cell table:style-name="ce13" table:formula="of:=DEGREES(ASIN([.I18]))" office:value-type="float" office:value="-33.1880316975146">
            <text:p>-33.1880316975</text:p>
          </table:table-cell>
          <table:table-cell table:style-name="ce13" table:formula="of:=[.B18]*[.J18]" office:value-type="float" office:value="685.657469137179">
            <text:p>685.6574691372</text:p>
          </table:table-cell>
          <table:table-cell table:style-name="ce13" table:formula="of:=((15*60)*(2*1.76)*[.F18])/1000" office:value-type="float" office:value="2172.16286222658">
            <text:p>2172.1628622266</text:p>
          </table:table-cell>
          <table:table-cell table:formula="of:=SIN(RADIANS(20))*SIN(RADIANS(50))+COS(RADIANS(20))*COS(RADIANS(50))*COS(RADIANS([.C18]))" office:value-type="float" office:value="0.833969993409865">
            <text:p>0.8339699934</text:p>
          </table:table-cell>
          <table:table-cell table:formula="of:=(COS(RADIANS(20))/COS(RADIANS([.D18])))*SIN(RADIANS([.C18]))" office:value-type="float" office:value="-0.54738842295955">
            <text:p>-0.547388423</text:p>
          </table:table-cell>
          <table:table-cell table:formula="of:=SIN(RADIANS([.D18]))*COS(RADIANS(42))+COS(RADIANS([.D18]))*SIN(RADIANS(42))*COS(RADIANS([.E18]-(-11)))" office:value-type="float" office:value="0.961651429364908">
            <text:p>0.9616514294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1H00M00S">
            <text:p>11:00</text:p>
          </table:table-cell>
          <table:table-cell table:style-name="ce6" office:value-type="float" office:value="808">
            <text:p>808</text:p>
          </table:table-cell>
          <table:table-cell table:style-name="ce9" office:value-type="float" office:value="-15">
            <text:p>-15</text:p>
          </table:table-cell>
          <table:table-cell table:style-name="ce13" table:formula="of:=DEGREES(ASIN([.H19]))" office:value-type="float" office:value="57.7195194776721">
            <text:p>57.7195194777</text:p>
          </table:table-cell>
          <table:table-cell table:style-name="ce13" table:formula="of:=DEGREES(ASIN([.I19]))" office:value-type="float" office:value="-27.0903653241491">
            <text:p>-27.0903653241</text:p>
          </table:table-cell>
          <table:table-cell table:style-name="ce13" table:formula="of:=[.B19]*[.J19]" office:value-type="float" office:value="785.090578895629">
            <text:p>785.0905788956</text:p>
          </table:table-cell>
          <table:table-cell table:style-name="ce13" table:formula="of:=((15*60)*(2*1.76)*[.F19])/1000" office:value-type="float" office:value="2487.16695394135">
            <text:p>2487.1669539414</text:p>
          </table:table-cell>
          <table:table-cell table:formula="of:=SIN(RADIANS(20))*SIN(RADIANS(50))+COS(RADIANS(20))*COS(RADIANS(50))*COS(RADIANS([.C19]))" office:value-type="float" office:value="0.845443826872965">
            <text:p>0.8454438269</text:p>
          </table:table-cell>
          <table:table-cell table:formula="of:=(COS(RADIANS(20))/COS(RADIANS([.D19])))*SIN(RADIANS([.C19]))" office:value-type="float" office:value="-0.455395205442813">
            <text:p>-0.4553952054</text:p>
          </table:table-cell>
          <table:table-cell table:formula="of:=SIN(RADIANS([.D19]))*COS(RADIANS(42))+COS(RADIANS([.D19]))*SIN(RADIANS(42))*COS(RADIANS([.E19]-(-11)))" office:value-type="float" office:value="0.971646756058947">
            <text:p>0.9716467561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1H15M00S">
            <text:p>11:15</text:p>
          </table:table-cell>
          <table:table-cell table:style-name="ce6" office:value-type="float" office:value="812">
            <text:p>812</text:p>
          </table:table-cell>
          <table:table-cell table:style-name="ce9" office:value-type="float" office:value="-11.25">
            <text:p>-11.25</text:p>
          </table:table-cell>
          <table:table-cell table:style-name="ce13" table:formula="of:=DEGREES(ASIN([.H20]))" office:value-type="float" office:value="58.6956379503206">
            <text:p>58.6956379503</text:p>
          </table:table-cell>
          <table:table-cell table:style-name="ce13" table:formula="of:=DEGREES(ASIN([.I20]))" office:value-type="float" office:value="-20.6605151798125">
            <text:p>-20.6605151798</text:p>
          </table:table-cell>
          <table:table-cell table:style-name="ce13" table:formula="of:=[.B20]*[.J20]" office:value-type="float" office:value="793.889757985027">
            <text:p>793.889757985</text:p>
          </table:table-cell>
          <table:table-cell table:style-name="ce13" table:formula="of:=((15*60)*(2*1.76)*[.F20])/1000" office:value-type="float" office:value="2515.04275329657">
            <text:p>2515.0427532966</text:p>
          </table:table-cell>
          <table:table-cell table:formula="of:=SIN(RADIANS(20))*SIN(RADIANS(50))+COS(RADIANS(20))*COS(RADIANS(50))*COS(RADIANS([.C20]))" office:value-type="float" office:value="0.854419275560515">
            <text:p>0.8544192756</text:p>
          </table:table-cell>
          <table:table-cell table:formula="of:=(COS(RADIANS(20))/COS(RADIANS([.D20])))*SIN(RADIANS([.C20]))" office:value-type="float" office:value="-0.352830107886498">
            <text:p>-0.3528301079</text:p>
          </table:table-cell>
          <table:table-cell table:formula="of:=SIN(RADIANS([.D20]))*COS(RADIANS(42))+COS(RADIANS([.D20]))*SIN(RADIANS(42))*COS(RADIANS([.E20]-(-11)))" office:value-type="float" office:value="0.977696746286979">
            <text:p>0.9776967463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1H30M00S">
            <text:p>11:30</text:p>
          </table:table-cell>
          <table:table-cell table:style-name="ce6" office:value-type="float" office:value="823">
            <text:p>823</text:p>
          </table:table-cell>
          <table:table-cell table:style-name="ce9" office:value-type="float" office:value="-7.5">
            <text:p>-7.5</text:p>
          </table:table-cell>
          <table:table-cell table:style-name="ce13" table:formula="of:=DEGREES(ASIN([.H21]))" office:value-type="float" office:value="59.4130453260796">
            <text:p>59.4130453261</text:p>
          </table:table-cell>
          <table:table-cell table:style-name="ce13" table:formula="of:=DEGREES(ASIN([.I21]))" office:value-type="float" office:value="-13.9482083746313">
            <text:p>-13.9482083746</text:p>
          </table:table-cell>
          <table:table-cell table:style-name="ce13" table:formula="of:=[.B21]*[.J21]" office:value-type="float" office:value="806.355230790057">
            <text:p>806.3552307901</text:p>
          </table:table-cell>
          <table:table-cell table:style-name="ce13" table:formula="of:=((15*60)*(2*1.76)*[.F21])/1000" office:value-type="float" office:value="2554.5333711429">
            <text:p>2554.5333711429</text:p>
          </table:table-cell>
          <table:table-cell table:formula="of:=SIN(RADIANS(20))*SIN(RADIANS(50))+COS(RADIANS(20))*COS(RADIANS(50))*COS(RADIANS([.C21]))" office:value-type="float" office:value="0.8608579052233">
            <text:p>0.8608579052</text:p>
          </table:table-cell>
          <table:table-cell table:formula="of:=(COS(RADIANS(20))/COS(RADIANS([.D21])))*SIN(RADIANS([.C21]))" office:value-type="float" office:value="-0.241044713209081">
            <text:p>-0.2410447132</text:p>
          </table:table-cell>
          <table:table-cell table:formula="of:=SIN(RADIANS([.D21]))*COS(RADIANS(42))+COS(RADIANS([.D21]))*SIN(RADIANS(42))*COS(RADIANS([.E21]-(-11)))" office:value-type="float" office:value="0.979775493062037">
            <text:p>0.9797754931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1H45M00S">
            <text:p>11:45</text:p>
          </table:table-cell>
          <table:table-cell table:style-name="ce6" office:value-type="float" office:value="819">
            <text:p>819</text:p>
          </table:table-cell>
          <table:table-cell table:style-name="ce9" office:value-type="float" office:value="-3.75">
            <text:p>-3.75</text:p>
          </table:table-cell>
          <table:table-cell table:style-name="ce13" table:formula="of:=DEGREES(ASIN([.H22]))" office:value-type="float" office:value="59.8521337372243">
            <text:p>59.8521337372</text:p>
          </table:table-cell>
          <table:table-cell table:style-name="ce13" table:formula="of:=DEGREES(ASIN([.I22]))" office:value-type="float" office:value="-7.02896450860406">
            <text:p>-7.0289645086</text:p>
          </table:table-cell>
          <table:table-cell table:style-name="ce13" table:formula="of:=[.B22]*[.J22]" office:value-type="float" office:value="800.87888369959">
            <text:p>800.8788836996</text:p>
          </table:table-cell>
          <table:table-cell table:style-name="ce13" table:formula="of:=((15*60)*(2*1.76)*[.F22])/1000" office:value-type="float" office:value="2537.1843035603">
            <text:p>2537.1843035603</text:p>
          </table:table-cell>
          <table:table-cell table:formula="of:=SIN(RADIANS(20))*SIN(RADIANS(50))+COS(RADIANS(20))*COS(RADIANS(50))*COS(RADIANS([.C22]))" office:value-type="float" office:value="0.864732144660626">
            <text:p>0.8647321447</text:p>
          </table:table-cell>
          <table:table-cell table:formula="of:=(COS(RADIANS(20))/COS(RADIANS([.D22])))*SIN(RADIANS([.C22]))" office:value-type="float" office:value="-0.12237108573843">
            <text:p>-0.1223710857</text:p>
          </table:table-cell>
          <table:table-cell table:formula="of:=SIN(RADIANS([.D22]))*COS(RADIANS(42))+COS(RADIANS([.D22]))*SIN(RADIANS(42))*COS(RADIANS([.E22]-(-11)))" office:value-type="float" office:value="0.977874094871295">
            <text:p>0.9778740949</text:p>
          </table:table-cell>
          <table:table-cell table:number-columns-repeated="1014"/>
        </table:table-row>
        <table:table-row table:style-name="ro4">
          <table:table-cell table:style-name="ce4" office:value-type="time" office:time-value="PT12H00M00S">
            <text:p>12:00</text:p>
          </table:table-cell>
          <table:table-cell table:style-name="ce8" office:value-type="float" office:value="871">
            <text:p>871</text:p>
          </table:table-cell>
          <table:table-cell table:style-name="ce11" office:value-type="float" office:value="0">
            <text:p>0</text:p>
          </table:table-cell>
          <table:table-cell table:style-name="ce13" table:formula="of:=DEGREES(ASIN([.H23]))" office:value-type="float" office:value="60">
            <text:p>60</text:p>
          </table:table-cell>
          <table:table-cell table:style-name="ce13" table:formula="of:=DEGREES(ASIN([.I23]))" office:value-type="float" office:value="0">
            <text:p>0</text:p>
          </table:table-cell>
          <table:table-cell table:style-name="ce13" table:formula="of:=[.B23]*[.J23]" office:value-type="float" office:value="846.612604294324">
            <text:p>846.6126042943</text:p>
          </table:table-cell>
          <table:table-cell table:style-name="ce13" table:formula="of:=((15*60)*(2*1.76)*[.F23])/1000" office:value-type="float" office:value="2682.06873040442">
            <text:p>2682.0687304044</text:p>
          </table:table-cell>
          <table:table-cell table:formula="of:=SIN(RADIANS(20))*SIN(RADIANS(50))+COS(RADIANS(20))*COS(RADIANS(50))*COS(RADIANS([.C23]))" office:value-type="float" office:value="0.866025403784439">
            <text:p>0.8660254038</text:p>
          </table:table-cell>
          <table:table-cell table:formula="of:=(COS(RADIANS(20))/COS(RADIANS([.D23])))*SIN(RADIANS([.C23]))" office:value-type="float" office:value="0">
            <text:p>0</text:p>
          </table:table-cell>
          <table:table-cell table:formula="of:=SIN(RADIANS([.D23]))*COS(RADIANS(42))+COS(RADIANS([.D23]))*SIN(RADIANS(42))*COS(RADIANS([.E23]-(-11)))" office:value-type="float" office:value="0.972000693793713">
            <text:p>0.9720006938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2H15M00S">
            <text:p>12:15</text:p>
          </table:table-cell>
          <table:table-cell table:style-name="ce6" office:value-type="float" office:value="863">
            <text:p>863</text:p>
          </table:table-cell>
          <table:table-cell table:style-name="ce9" office:value-type="float" office:value="3.75">
            <text:p>3.75</text:p>
          </table:table-cell>
          <table:table-cell table:style-name="ce13" table:formula="of:=DEGREES(ASIN([.H24]))" office:value-type="float" office:value="59.8521337372243">
            <text:p>59.8521337372</text:p>
          </table:table-cell>
          <table:table-cell table:style-name="ce13" table:formula="of:=DEGREES(ASIN([.I24]))" office:value-type="float" office:value="7.02896450860406">
            <text:p>7.0289645086</text:p>
          </table:table-cell>
          <table:table-cell table:style-name="ce13" table:formula="of:=[.B24]*[.J24]" office:value-type="float" office:value="830.361720267493">
            <text:p>830.3617202675</text:p>
          </table:table-cell>
          <table:table-cell table:style-name="ce13" table:formula="of:=((15*60)*(2*1.76)*[.F24])/1000" office:value-type="float" office:value="2630.58592980742">
            <text:p>2630.5859298074</text:p>
          </table:table-cell>
          <table:table-cell table:formula="of:=SIN(RADIANS(20))*SIN(RADIANS(50))+COS(RADIANS(20))*COS(RADIANS(50))*COS(RADIANS([.C24]))" office:value-type="float" office:value="0.864732144660626">
            <text:p>0.8647321447</text:p>
          </table:table-cell>
          <table:table-cell table:formula="of:=(COS(RADIANS(20))/COS(RADIANS([.D24])))*SIN(RADIANS([.C24]))" office:value-type="float" office:value="0.12237108573843">
            <text:p>0.1223710857</text:p>
          </table:table-cell>
          <table:table-cell table:formula="of:=SIN(RADIANS([.D24]))*COS(RADIANS(42))+COS(RADIANS([.D24]))*SIN(RADIANS(42))*COS(RADIANS([.E24]-(-11)))" office:value-type="float" office:value="0.962180440634407">
            <text:p>0.9621804406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2H30M00S">
            <text:p>12:30</text:p>
          </table:table-cell>
          <table:table-cell table:style-name="ce6" office:value-type="float" office:value="810">
            <text:p>810</text:p>
          </table:table-cell>
          <table:table-cell table:style-name="ce9" office:value-type="float" office:value="7.5">
            <text:p>7.5</text:p>
          </table:table-cell>
          <table:table-cell table:style-name="ce13" table:formula="of:=DEGREES(ASIN([.H25]))" office:value-type="float" office:value="59.4130453260796">
            <text:p>59.4130453261</text:p>
          </table:table-cell>
          <table:table-cell table:style-name="ce13" table:formula="of:=DEGREES(ASIN([.I25]))" office:value-type="float" office:value="13.9482083746313">
            <text:p>13.9482083746</text:p>
          </table:table-cell>
          <table:table-cell table:style-name="ce13" table:formula="of:=[.B25]*[.J25]" office:value-type="float" office:value="768.248863652281">
            <text:p>768.2488636523</text:p>
          </table:table-cell>
          <table:table-cell table:style-name="ce13" table:formula="of:=((15*60)*(2*1.76)*[.F25])/1000" office:value-type="float" office:value="2433.81240005043">
            <text:p>2433.8124000504</text:p>
          </table:table-cell>
          <table:table-cell table:formula="of:=SIN(RADIANS(20))*SIN(RADIANS(50))+COS(RADIANS(20))*COS(RADIANS(50))*COS(RADIANS([.C25]))" office:value-type="float" office:value="0.8608579052233">
            <text:p>0.8608579052</text:p>
          </table:table-cell>
          <table:table-cell table:formula="of:=(COS(RADIANS(20))/COS(RADIANS([.D25])))*SIN(RADIANS([.C25]))" office:value-type="float" office:value="0.241044713209081">
            <text:p>0.2410447132</text:p>
          </table:table-cell>
          <table:table-cell table:formula="of:=SIN(RADIANS([.D25]))*COS(RADIANS(42))+COS(RADIANS([.D25]))*SIN(RADIANS(42))*COS(RADIANS([.E25]-(-11)))" office:value-type="float" office:value="0.948455387225038">
            <text:p>0.9484553872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2H45M00S">
            <text:p>12:45</text:p>
          </table:table-cell>
          <table:table-cell table:style-name="ce6" office:value-type="float" office:value="884">
            <text:p>884</text:p>
          </table:table-cell>
          <table:table-cell table:style-name="ce9" office:value-type="float" office:value="11.25">
            <text:p>11.25</text:p>
          </table:table-cell>
          <table:table-cell table:style-name="ce13" table:formula="of:=DEGREES(ASIN([.H26]))" office:value-type="float" office:value="58.6956379503206">
            <text:p>58.6956379503</text:p>
          </table:table-cell>
          <table:table-cell table:style-name="ce13" table:formula="of:=DEGREES(ASIN([.I26]))" office:value-type="float" office:value="20.6605151798125">
            <text:p>20.6605151798</text:p>
          </table:table-cell>
          <table:table-cell table:style-name="ce13" table:formula="of:=[.B26]*[.J26]" office:value-type="float" office:value="822.901726814649">
            <text:p>822.9017268146</text:p>
          </table:table-cell>
          <table:table-cell table:style-name="ce13" table:formula="of:=((15*60)*(2*1.76)*[.F26])/1000" office:value-type="float" office:value="2606.95267054881">
            <text:p>2606.9526705488</text:p>
          </table:table-cell>
          <table:table-cell table:formula="of:=SIN(RADIANS(20))*SIN(RADIANS(50))+COS(RADIANS(20))*COS(RADIANS(50))*COS(RADIANS([.C26]))" office:value-type="float" office:value="0.854419275560515">
            <text:p>0.8544192756</text:p>
          </table:table-cell>
          <table:table-cell table:formula="of:=(COS(RADIANS(20))/COS(RADIANS([.D26])))*SIN(RADIANS([.C26]))" office:value-type="float" office:value="0.352830107886498">
            <text:p>0.3528301079</text:p>
          </table:table-cell>
          <table:table-cell table:formula="of:=SIN(RADIANS([.D26]))*COS(RADIANS(42))+COS(RADIANS([.D26]))*SIN(RADIANS(42))*COS(RADIANS([.E26]-(-11)))" office:value-type="float" office:value="0.930884306351413">
            <text:p>0.9308843064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3H00M00S">
            <text:p>13:00</text:p>
          </table:table-cell>
          <table:table-cell table:style-name="ce6" office:value-type="float" office:value="916">
            <text:p>916</text:p>
          </table:table-cell>
          <table:table-cell table:style-name="ce9" office:value-type="float" office:value="15">
            <text:p>15</text:p>
          </table:table-cell>
          <table:table-cell table:style-name="ce13" table:formula="of:=DEGREES(ASIN([.H27]))" office:value-type="float" office:value="57.7195194776721">
            <text:p>57.7195194777</text:p>
          </table:table-cell>
          <table:table-cell table:style-name="ce13" table:formula="of:=DEGREES(ASIN([.I27]))" office:value-type="float" office:value="27.0903653241491">
            <text:p>27.0903653241</text:p>
          </table:table-cell>
          <table:table-cell table:style-name="ce13" table:formula="of:=[.B27]*[.J27]" office:value-type="float" office:value="833.140875112724">
            <text:p>833.1408751127</text:p>
          </table:table-cell>
          <table:table-cell table:style-name="ce13" table:formula="of:=((15*60)*(2*1.76)*[.F27])/1000" office:value-type="float" office:value="2639.39029235711">
            <text:p>2639.3902923571</text:p>
          </table:table-cell>
          <table:table-cell table:formula="of:=SIN(RADIANS(20))*SIN(RADIANS(50))+COS(RADIANS(20))*COS(RADIANS(50))*COS(RADIANS([.C27]))" office:value-type="float" office:value="0.845443826872965">
            <text:p>0.8454438269</text:p>
          </table:table-cell>
          <table:table-cell table:formula="of:=(COS(RADIANS(20))/COS(RADIANS([.D27])))*SIN(RADIANS([.C27]))" office:value-type="float" office:value="0.455395205442813">
            <text:p>0.4553952054</text:p>
          </table:table-cell>
          <table:table-cell table:formula="of:=SIN(RADIANS([.D27]))*COS(RADIANS(42))+COS(RADIANS([.D27]))*SIN(RADIANS(42))*COS(RADIANS([.E27]-(-11)))" office:value-type="float" office:value="0.909542440079393">
            <text:p>0.9095424401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3H15M00S">
            <text:p>13:15</text:p>
          </table:table-cell>
          <table:table-cell table:style-name="ce6" office:value-type="float" office:value="859">
            <text:p>859</text:p>
          </table:table-cell>
          <table:table-cell table:style-name="ce9" office:value-type="float" office:value="18.75">
            <text:p>18.75</text:p>
          </table:table-cell>
          <table:table-cell table:style-name="ce13" table:formula="of:=DEGREES(ASIN([.H28]))" office:value-type="float" office:value="56.5087387121181">
            <text:p>56.5087387121</text:p>
          </table:table-cell>
          <table:table-cell table:style-name="ce13" table:formula="of:=DEGREES(ASIN([.I28]))" office:value-type="float" office:value="33.1880316975146">
            <text:p>33.1880316975</text:p>
          </table:table-cell>
          <table:table-cell table:style-name="ce13" table:formula="of:=[.B28]*[.J28]" office:value-type="float" office:value="759.803691521308">
            <text:p>759.8036915213</text:p>
          </table:table-cell>
          <table:table-cell table:style-name="ce13" table:formula="of:=((15*60)*(2*1.76)*[.F28])/1000" office:value-type="float" office:value="2407.05809473951">
            <text:p>2407.0580947395</text:p>
          </table:table-cell>
          <table:table-cell table:formula="of:=SIN(RADIANS(20))*SIN(RADIANS(50))+COS(RADIANS(20))*COS(RADIANS(50))*COS(RADIANS([.C28]))" office:value-type="float" office:value="0.833969993409865">
            <text:p>0.8339699934</text:p>
          </table:table-cell>
          <table:table-cell table:formula="of:=(COS(RADIANS(20))/COS(RADIANS([.D28])))*SIN(RADIANS([.C28]))" office:value-type="float" office:value="0.54738842295955">
            <text:p>0.547388423</text:p>
          </table:table-cell>
          <table:table-cell table:formula="of:=SIN(RADIANS([.D28]))*COS(RADIANS(42))+COS(RADIANS([.D28]))*SIN(RADIANS(42))*COS(RADIANS([.E28]-(-11)))" office:value-type="float" office:value="0.88452117755682">
            <text:p>0.8845211776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3H30M00S">
            <text:p>13:30</text:p>
          </table:table-cell>
          <table:table-cell table:style-name="ce6" office:value-type="float" office:value="871">
            <text:p>871</text:p>
          </table:table-cell>
          <table:table-cell table:style-name="ce9" office:value-type="float" office:value="22.5">
            <text:p>22.5</text:p>
          </table:table-cell>
          <table:table-cell table:style-name="ce13" table:formula="of:=DEGREES(ASIN([.H29]))" office:value-type="float" office:value="55.0894896873766">
            <text:p>55.0894896874</text:p>
          </table:table-cell>
          <table:table-cell table:style-name="ce13" table:formula="of:=DEGREES(ASIN([.I29]))" office:value-type="float" office:value="38.9288032944645">
            <text:p>38.9288032945</text:p>
          </table:table-cell>
          <table:table-cell table:style-name="ce13" table:formula="of:=[.B29]*[.J29]" office:value-type="float" office:value="745.512995057571">
            <text:p>745.5129950576</text:p>
          </table:table-cell>
          <table:table-cell table:style-name="ce13" table:formula="of:=((15*60)*(2*1.76)*[.F29])/1000" office:value-type="float" office:value="2361.78516834238">
            <text:p>2361.7851683424</text:p>
          </table:table-cell>
          <table:table-cell table:formula="of:=SIN(RADIANS(20))*SIN(RADIANS(50))+COS(RADIANS(20))*COS(RADIANS(50))*COS(RADIANS([.C29]))" office:value-type="float" office:value="0.820046907887599">
            <text:p>0.8200469079</text:p>
          </table:table-cell>
          <table:table-cell table:formula="of:=(COS(RADIANS(20))/COS(RADIANS([.D29])))*SIN(RADIANS([.C29]))" office:value-type="float" office:value="0.628354210705247">
            <text:p>0.6283542107</text:p>
          </table:table-cell>
          <table:table-cell table:formula="of:=SIN(RADIANS([.D29]))*COS(RADIANS(42))+COS(RADIANS([.D29]))*SIN(RADIANS(42))*COS(RADIANS([.E29]-(-11)))" office:value-type="float" office:value="0.855927663671149">
            <text:p>0.8559276637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3H45M00S">
            <text:p>13:45</text:p>
          </table:table-cell>
          <table:table-cell table:style-name="ce6" office:value-type="float" office:value="863">
            <text:p>863</text:p>
          </table:table-cell>
          <table:table-cell table:style-name="ce9" office:value-type="float" office:value="26.25">
            <text:p>26.25</text:p>
          </table:table-cell>
          <table:table-cell table:style-name="ce13" table:formula="of:=DEGREES(ASIN([.H30]))" office:value-type="float" office:value="53.4881856127485">
            <text:p>53.4881856127</text:p>
          </table:table-cell>
          <table:table-cell table:style-name="ce13" table:formula="of:=DEGREES(ASIN([.I30]))" office:value-type="float" office:value="44.3089261157931">
            <text:p>44.3089261158</text:p>
          </table:table-cell>
          <table:table-cell table:style-name="ce13" table:formula="of:=[.B30]*[.J30]" office:value-type="float" office:value="711.012185625906">
            <text:p>711.0121856259</text:p>
          </table:table-cell>
          <table:table-cell table:style-name="ce13" table:formula="of:=((15*60)*(2*1.76)*[.F30])/1000" office:value-type="float" office:value="2252.48660406287">
            <text:p>2252.4866040629</text:p>
          </table:table-cell>
          <table:table-cell table:formula="of:=SIN(RADIANS(20))*SIN(RADIANS(50))+COS(RADIANS(20))*COS(RADIANS(50))*COS(RADIANS([.C30]))" office:value-type="float" office:value="0.803734191095884">
            <text:p>0.8037341911</text:p>
          </table:table-cell>
          <table:table-cell table:formula="of:=(COS(RADIANS(20))/COS(RADIANS([.D30])))*SIN(RADIANS([.C30]))" office:value-type="float" office:value="0.698526774804803">
            <text:p>0.6985267748</text:p>
          </table:table-cell>
          <table:table-cell table:formula="of:=SIN(RADIANS([.D30]))*COS(RADIANS(42))+COS(RADIANS([.D30]))*SIN(RADIANS(42))*COS(RADIANS([.E30]-(-11)))" office:value-type="float" office:value="0.823884340238593">
            <text:p>0.8238843402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4H00M00S">
            <text:p>14:00</text:p>
          </table:table-cell>
          <table:table-cell table:style-name="ce6" office:value-type="float" office:value="876">
            <text:p>876</text:p>
          </table:table-cell>
          <table:table-cell table:style-name="ce9" office:value-type="float" office:value="30">
            <text:p>30</text:p>
          </table:table-cell>
          <table:table-cell table:style-name="ce13" table:formula="of:=DEGREES(ASIN([.H31]))" office:value-type="float" office:value="51.7300849312932">
            <text:p>51.7300849313</text:p>
          </table:table-cell>
          <table:table-cell table:style-name="ce13" table:formula="of:=DEGREES(ASIN([.I31]))" office:value-type="float" office:value="49.3401651159631">
            <text:p>49.340165116</text:p>
          </table:table-cell>
          <table:table-cell table:style-name="ce13" table:formula="of:=[.B31]*[.J31]" office:value-type="float" office:value="690.750897399979">
            <text:p>690.7508974</text:p>
          </table:table-cell>
          <table:table-cell table:style-name="ce13" table:formula="of:=((15*60)*(2*1.76)*[.F31])/1000" office:value-type="float" office:value="2188.29884296313">
            <text:p>2188.2988429631</text:p>
          </table:table-cell>
          <table:table-cell table:formula="of:=SIN(RADIANS(20))*SIN(RADIANS(50))+COS(RADIANS(20))*COS(RADIANS(50))*COS(RADIANS([.C31]))" office:value-type="float" office:value="0.785101696592397">
            <text:p>0.7851016966</text:p>
          </table:table-cell>
          <table:table-cell table:formula="of:=(COS(RADIANS(20))/COS(RADIANS([.D31])))*SIN(RADIANS([.C31]))" office:value-type="float" office:value="0.758591279675202">
            <text:p>0.7585912797</text:p>
          </table:table-cell>
          <table:table-cell table:formula="of:=SIN(RADIANS([.D31]))*COS(RADIANS(42))+COS(RADIANS([.D31]))*SIN(RADIANS(42))*COS(RADIANS([.E31]-(-11)))" office:value-type="float" office:value="0.788528421689473">
            <text:p>0.7885284217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4H15M00S">
            <text:p>14:15</text:p>
          </table:table-cell>
          <table:table-cell table:style-name="ce6" office:value-type="float" office:value="884">
            <text:p>884</text:p>
          </table:table-cell>
          <table:table-cell table:style-name="ce9" office:value-type="float" office:value="33.75">
            <text:p>33.75</text:p>
          </table:table-cell>
          <table:table-cell table:style-name="ce13" table:formula="of:=DEGREES(ASIN([.H32]))" office:value-type="float" office:value="49.8384679276658">
            <text:p>49.8384679277</text:p>
          </table:table-cell>
          <table:table-cell table:style-name="ce13" table:formula="of:=DEGREES(ASIN([.I32]))" office:value-type="float" office:value="54.0444586055649">
            <text:p>54.0444586056</text:p>
          </table:table-cell>
          <table:table-cell table:style-name="ce13" table:formula="of:=[.B32]*[.J32]" office:value-type="float" office:value="663.00999582554">
            <text:p>663.0099958255</text:p>
          </table:table-cell>
          <table:table-cell table:style-name="ce13" table:formula="of:=((15*60)*(2*1.76)*[.F32])/1000" office:value-type="float" office:value="2100.41566677531">
            <text:p>2100.4156667753</text:p>
          </table:table-cell>
          <table:table-cell table:formula="of:=SIN(RADIANS(20))*SIN(RADIANS(50))+COS(RADIANS(20))*COS(RADIANS(50))*COS(RADIANS([.C32]))" office:value-type="float" office:value="0.764229211579114">
            <text:p>0.7642292116</text:p>
          </table:table-cell>
          <table:table-cell table:formula="of:=(COS(RADIANS(20))/COS(RADIANS([.D32])))*SIN(RADIANS([.C32]))" office:value-type="float" office:value="0.809472842182786">
            <text:p>0.8094728422</text:p>
          </table:table-cell>
          <table:table-cell table:formula="of:=SIN(RADIANS([.D32]))*COS(RADIANS(42))+COS(RADIANS([.D32]))*SIN(RADIANS(42))*COS(RADIANS([.E32]-(-11)))" office:value-type="float" office:value="0.750011307494955">
            <text:p>0.7500113075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4H30M00S">
            <text:p>14:30</text:p>
          </table:table-cell>
          <table:table-cell table:style-name="ce6" office:value-type="float" office:value="845">
            <text:p>845</text:p>
          </table:table-cell>
          <table:table-cell table:style-name="ce9" office:value-type="float" office:value="37.5">
            <text:p>37.5</text:p>
          </table:table-cell>
          <table:table-cell table:style-name="ce13" table:formula="of:=DEGREES(ASIN([.H33]))" office:value-type="float" office:value="47.8342596773938">
            <text:p>47.8342596774</text:p>
          </table:table-cell>
          <table:table-cell table:style-name="ce13" table:formula="of:=DEGREES(ASIN([.I33]))" office:value-type="float" office:value="58.4494705496606">
            <text:p>58.4494705497</text:p>
          </table:table-cell>
          <table:table-cell table:style-name="ce13" table:formula="of:=[.B33]*[.J33]" office:value-type="float" office:value="598.680754104326">
            <text:p>598.6807541043</text:p>
          </table:table-cell>
          <table:table-cell table:style-name="ce13" table:formula="of:=((15*60)*(2*1.76)*[.F33])/1000" office:value-type="float" office:value="1896.62062900251">
            <text:p>1896.6206290025</text:p>
          </table:table-cell>
          <table:table-cell table:formula="of:=SIN(RADIANS(20))*SIN(RADIANS(50))+COS(RADIANS(20))*COS(RADIANS(50))*COS(RADIANS([.C33]))" office:value-type="float" office:value="0.741206115241263">
            <text:p>0.7412061152</text:p>
          </table:table-cell>
          <table:table-cell table:formula="of:=(COS(RADIANS(20))/COS(RADIANS([.D33])))*SIN(RADIANS([.C33]))" office:value-type="float" office:value="0.852179038598666">
            <text:p>0.8521790386</text:p>
          </table:table-cell>
          <table:table-cell table:formula="of:=SIN(RADIANS([.D33]))*COS(RADIANS(42))+COS(RADIANS([.D33]))*SIN(RADIANS(42))*COS(RADIANS([.E33]-(-11)))" office:value-type="float" office:value="0.708497933851274">
            <text:p>0.7084979339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4H45M00S">
            <text:p>14:45</text:p>
          </table:table-cell>
          <table:table-cell table:style-name="ce6" office:value-type="float" office:value="863">
            <text:p>863</text:p>
          </table:table-cell>
          <table:table-cell table:style-name="ce9" office:value-type="float" office:value="41.25">
            <text:p>41.25</text:p>
          </table:table-cell>
          <table:table-cell table:style-name="ce13" table:formula="of:=DEGREES(ASIN([.H34]))" office:value-type="float" office:value="45.735965222147">
            <text:p>45.7359652221</text:p>
          </table:table-cell>
          <table:table-cell table:style-name="ce13" table:formula="of:=DEGREES(ASIN([.I34]))" office:value-type="float" office:value="62.5852933747826">
            <text:p>62.5852933748</text:p>
          </table:table-cell>
          <table:table-cell table:style-name="ce13" table:formula="of:=[.B34]*[.J34]" office:value-type="float" office:value="573.175316164148">
            <text:p>573.1753161641</text:p>
          </table:table-cell>
          <table:table-cell table:style-name="ce13" table:formula="of:=((15*60)*(2*1.76)*[.F34])/1000" office:value-type="float" office:value="1815.81940160802">
            <text:p>1815.819401608</text:p>
          </table:table-cell>
          <table:table-cell table:formula="of:=SIN(RADIANS(20))*SIN(RADIANS(50))+COS(RADIANS(20))*COS(RADIANS(50))*COS(RADIANS([.C34]))" office:value-type="float" office:value="0.716130996011934">
            <text:p>0.716130996</text:p>
          </table:table-cell>
          <table:table-cell table:formula="of:=(COS(RADIANS(20))/COS(RADIANS([.D34])))*SIN(RADIANS([.C34]))" office:value-type="float" office:value="0.88769723225599">
            <text:p>0.8876972323</text:p>
          </table:table-cell>
          <table:table-cell table:formula="of:=SIN(RADIANS([.D34]))*COS(RADIANS(42))+COS(RADIANS([.D34]))*SIN(RADIANS(42))*COS(RADIANS([.E34]-(-11)))" office:value-type="float" office:value="0.664166067397622">
            <text:p>0.6641660674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5H00M00S">
            <text:p>15:00</text:p>
          </table:table-cell>
          <table:table-cell table:style-name="ce6" office:value-type="float" office:value="795">
            <text:p>795</text:p>
          </table:table-cell>
          <table:table-cell table:style-name="ce9" office:value-type="float" office:value="45">
            <text:p>45</text:p>
          </table:table-cell>
          <table:table-cell table:style-name="ce13" table:formula="of:=DEGREES(ASIN([.H35]))" office:value-type="float" office:value="43.5597960889679">
            <text:p>43.559796089</text:p>
          </table:table-cell>
          <table:table-cell table:style-name="ce13" table:formula="of:=DEGREES(ASIN([.I35]))" office:value-type="float" office:value="66.482224446082">
            <text:p>66.4822244461</text:p>
          </table:table-cell>
          <table:table-cell table:style-name="ce13" table:formula="of:=[.B35]*[.J35]" office:value-type="float" office:value="490.678407473724">
            <text:p>490.6784074737</text:p>
          </table:table-cell>
          <table:table-cell table:style-name="ce13" table:formula="of:=((15*60)*(2*1.76)*[.F35])/1000" office:value-type="float" office:value="1554.46919487676">
            <text:p>1554.4691948768</text:p>
          </table:table-cell>
          <table:table-cell table:formula="of:=SIN(RADIANS(20))*SIN(RADIANS(50))+COS(RADIANS(20))*COS(RADIANS(50))*COS(RADIANS([.C35]))" office:value-type="float" office:value="0.68911122940127">
            <text:p>0.6891112294</text:p>
          </table:table-cell>
          <table:table-cell table:formula="of:=(COS(RADIANS(20))/COS(RADIANS([.D35])))*SIN(RADIANS([.C35]))" office:value-type="float" office:value="0.916936321567956">
            <text:p>0.9169363216</text:p>
          </table:table-cell>
          <table:table-cell table:formula="of:=SIN(RADIANS([.D35]))*COS(RADIANS(42))+COS(RADIANS([.D35]))*SIN(RADIANS(42))*COS(RADIANS([.E35]-(-11)))" office:value-type="float" office:value="0.617205543992105">
            <text:p>0.617205544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5H15M00S">
            <text:p>15:15</text:p>
          </table:table-cell>
          <table:table-cell table:style-name="ce6" office:value-type="float" office:value="810">
            <text:p>810</text:p>
          </table:table-cell>
          <table:table-cell table:style-name="ce9" office:value-type="float" office:value="48.75">
            <text:p>48.75</text:p>
          </table:table-cell>
          <table:table-cell table:style-name="ce13" table:formula="of:=DEGREES(ASIN([.H36]))" office:value-type="float" office:value="41.3198969942472">
            <text:p>41.3198969942</text:p>
          </table:table-cell>
          <table:table-cell table:style-name="ce13" table:formula="of:=DEGREES(ASIN([.I36]))" office:value-type="float" office:value="70.1694009273022">
            <text:p>70.1694009273</text:p>
          </table:table-cell>
          <table:table-cell table:style-name="ce13" table:formula="of:=[.B36]*[.J36]" office:value-type="float" office:value="459.93213920242">
            <text:p>459.9321392024</text:p>
          </table:table-cell>
          <table:table-cell table:style-name="ce13" table:formula="of:=((15*60)*(2*1.76)*[.F36])/1000" office:value-type="float" office:value="1457.06501699327">
            <text:p>1457.0650169933</text:p>
          </table:table-cell>
          <table:table-cell table:formula="of:=SIN(RADIANS(20))*SIN(RADIANS(50))+COS(RADIANS(20))*COS(RADIANS(50))*COS(RADIANS([.C36]))" office:value-type="float" office:value="0.660262518198046">
            <text:p>0.6602625182</text:p>
          </table:table-cell>
          <table:table-cell table:formula="of:=(COS(RADIANS(20))/COS(RADIANS([.D36])))*SIN(RADIANS([.C36]))" office:value-type="float" office:value="0.940699730253313">
            <text:p>0.9406997303</text:p>
          </table:table-cell>
          <table:table-cell table:formula="of:=SIN(RADIANS([.D36]))*COS(RADIANS(42))+COS(RADIANS([.D36]))*SIN(RADIANS(42))*COS(RADIANS([.E36]-(-11)))" office:value-type="float" office:value="0.567817455805457">
            <text:p>0.5678174558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5H30M00S">
            <text:p>15:30</text:p>
          </table:table-cell>
          <table:table-cell table:style-name="ce6" office:value-type="float" office:value="406">
            <text:p>406</text:p>
          </table:table-cell>
          <table:table-cell table:style-name="ce9" office:value-type="float" office:value="52.5">
            <text:p>52.5</text:p>
          </table:table-cell>
          <table:table-cell table:style-name="ce13" table:formula="of:=DEGREES(ASIN([.H37]))" office:value-type="float" office:value="39.0286118721147">
            <text:p>39.0286118721</text:p>
          </table:table-cell>
          <table:table-cell table:style-name="ce13" table:formula="of:=DEGREES(ASIN([.I37]))" office:value-type="float" office:value="73.6740563855525">
            <text:p>73.6740563856</text:p>
          </table:table-cell>
          <table:table-cell table:style-name="ce13" table:formula="of:=[.B37]*[.J37]" office:value-type="float" office:value="209.582595826677">
            <text:p>209.5825958267</text:p>
          </table:table-cell>
          <table:table-cell table:style-name="ce13" table:formula="of:=((15*60)*(2*1.76)*[.F37])/1000" office:value-type="float" office:value="663.957663578912">
            <text:p>663.9576635789</text:p>
          </table:table-cell>
          <table:table-cell table:formula="of:=SIN(RADIANS(20))*SIN(RADIANS(50))+COS(RADIANS(20))*COS(RADIANS(50))*COS(RADIANS([.C37]))" office:value-type="float" office:value="0.62970839701257">
            <text:p>0.629708397</text:p>
          </table:table-cell>
          <table:table-cell table:formula="of:=(COS(RADIANS(20))/COS(RADIANS([.D37])))*SIN(RADIANS([.C37]))" office:value-type="float" office:value="0.959678107280932">
            <text:p>0.9596781073</text:p>
          </table:table-cell>
          <table:table-cell table:formula="of:=SIN(RADIANS([.D37]))*COS(RADIANS(42))+COS(RADIANS([.D37]))*SIN(RADIANS(42))*COS(RADIANS([.E37]-(-11)))" office:value-type="float" office:value="0.51621329021349">
            <text:p>0.5162132902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5H45M00S">
            <text:p>15:45</text:p>
          </table:table-cell>
          <table:table-cell table:style-name="ce6" office:value-type="float" office:value="389">
            <text:p>389</text:p>
          </table:table-cell>
          <table:table-cell table:style-name="ce9" office:value-type="float" office:value="56.25">
            <text:p>56.25</text:p>
          </table:table-cell>
          <table:table-cell table:style-name="ce13" table:formula="of:=DEGREES(ASIN([.H38]))" office:value-type="float" office:value="36.6967526117347">
            <text:p>36.6967526117</text:p>
          </table:table-cell>
          <table:table-cell table:style-name="ce13" table:formula="of:=DEGREES(ASIN([.I38]))" office:value-type="float" office:value="77.0211954429922">
            <text:p>77.021195443</text:p>
          </table:table-cell>
          <table:table-cell table:style-name="ce13" table:formula="of:=[.B38]*[.J38]" office:value-type="float" office:value="179.956855404341">
            <text:p>179.9568554043</text:p>
          </table:table-cell>
          <table:table-cell table:style-name="ce13" table:formula="of:=((15*60)*(2*1.76)*[.F38])/1000" office:value-type="float" office:value="570.103317920952">
            <text:p>570.103317921</text:p>
          </table:table-cell>
          <table:table-cell table:formula="of:=SIN(RADIANS(20))*SIN(RADIANS(50))+COS(RADIANS(20))*COS(RADIANS(50))*COS(RADIANS([.C38]))" office:value-type="float" office:value="0.597579703282513">
            <text:p>0.5975797033</text:p>
          </table:table-cell>
          <table:table-cell table:formula="of:=(COS(RADIANS(20))/COS(RADIANS([.D38])))*SIN(RADIANS([.C38]))" office:value-type="float" office:value="0.974453214316358">
            <text:p>0.9744532143</text:p>
          </table:table-cell>
          <table:table-cell table:formula="of:=SIN(RADIANS([.D38]))*COS(RADIANS(42))+COS(RADIANS([.D38]))*SIN(RADIANS(42))*COS(RADIANS([.E38]-(-11)))" office:value-type="float" office:value="0.462614024175684">
            <text:p>0.4626140242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6H00M00S">
            <text:p>16:00</text:p>
          </table:table-cell>
          <table:table-cell table:style-name="ce6" office:value-type="float" office:value="397">
            <text:p>397</text:p>
          </table:table-cell>
          <table:table-cell table:style-name="ce9" office:value-type="float" office:value="60">
            <text:p>60</text:p>
          </table:table-cell>
          <table:table-cell table:style-name="ce13" table:formula="of:=DEGREES(ASIN([.H39]))" office:value-type="float" office:value="34.3338508720044">
            <text:p>34.333850872</text:p>
          </table:table-cell>
          <table:table-cell table:style-name="ce13" table:formula="of:=DEGREES(ASIN([.I39]))" office:value-type="float" office:value="80.2335314832769">
            <text:p>80.2335314833</text:p>
          </table:table-cell>
          <table:table-cell table:style-name="ce13" table:formula="of:=[.B39]*[.J39]" office:value-type="float" office:value="161.677923657235">
            <text:p>161.6779236572</text:p>
          </table:table-cell>
          <table:table-cell table:style-name="ce13" table:formula="of:=((15*60)*(2*1.76)*[.F39])/1000" office:value-type="float" office:value="512.195662146122">
            <text:p>512.1956621461</text:p>
          </table:table-cell>
          <table:table-cell table:formula="of:=SIN(RADIANS(20))*SIN(RADIANS(50))+COS(RADIANS(20))*COS(RADIANS(50))*COS(RADIANS([.C39]))" office:value-type="float" office:value="0.564014017006912">
            <text:p>0.564014017</text:p>
          </table:table-cell>
          <table:table-cell table:formula="of:=(COS(RADIANS(20))/COS(RADIANS([.D39])))*SIN(RADIANS([.C39]))" office:value-type="float" office:value="0.985507342246691">
            <text:p>0.9855073422</text:p>
          </table:table-cell>
          <table:table-cell table:formula="of:=SIN(RADIANS([.D39]))*COS(RADIANS(42))+COS(RADIANS([.D39]))*SIN(RADIANS(42))*COS(RADIANS([.E39]-(-11)))" office:value-type="float" office:value="0.407249177977923">
            <text:p>0.407249178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6H15M00S">
            <text:p>16:15</text:p>
          </table:table-cell>
          <table:table-cell table:style-name="ce6" office:value-type="float" office:value="512">
            <text:p>512</text:p>
          </table:table-cell>
          <table:table-cell table:style-name="ce9" office:value-type="float" office:value="63.75">
            <text:p>63.75</text:p>
          </table:table-cell>
          <table:table-cell table:style-name="ce13" table:formula="of:=DEGREES(ASIN([.H40]))" office:value-type="float" office:value="31.9483841801348">
            <text:p>31.9483841801</text:p>
          </table:table-cell>
          <table:table-cell table:style-name="ce13" table:formula="of:=DEGREES(ASIN([.I40]))" office:value-type="float" office:value="83.3315783062484">
            <text:p>83.3315783062</text:p>
          </table:table-cell>
          <table:table-cell table:style-name="ce13" table:formula="of:=[.B40]*[.J40]" office:value-type="float" office:value="179.382186184391">
            <text:p>179.3821861844</text:p>
          </table:table-cell>
          <table:table-cell table:style-name="ce13" table:formula="of:=((15*60)*(2*1.76)*[.F40])/1000" office:value-type="float" office:value="568.282765832151">
            <text:p>568.2827658322</text:p>
          </table:table-cell>
          <table:table-cell table:formula="of:=SIN(RADIANS(20))*SIN(RADIANS(50))+COS(RADIANS(20))*COS(RADIANS(50))*COS(RADIANS([.C40]))" office:value-type="float" office:value="0.529155071607498">
            <text:p>0.5291550716</text:p>
          </table:table-cell>
          <table:table-cell table:formula="of:=(COS(RADIANS(20))/COS(RADIANS([.D40])))*SIN(RADIANS([.C40]))" office:value-type="float" office:value="0.993234801233807">
            <text:p>0.9932348012</text:p>
          </table:table-cell>
          <table:table-cell table:formula="of:=SIN(RADIANS([.D40]))*COS(RADIANS(42))+COS(RADIANS([.D40]))*SIN(RADIANS(42))*COS(RADIANS([.E40]-(-11)))" office:value-type="float" office:value="0.350355832391389">
            <text:p>0.3503558324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6H30M00S">
            <text:p>16:30</text:p>
          </table:table-cell>
          <table:table-cell table:style-name="ce6" office:value-type="float" office:value="698">
            <text:p>698</text:p>
          </table:table-cell>
          <table:table-cell table:style-name="ce9" office:value-type="float" office:value="67.5">
            <text:p>67.5</text:p>
          </table:table-cell>
          <table:table-cell table:style-name="ce13" table:formula="of:=DEGREES(ASIN([.H41]))" office:value-type="float" office:value="29.5479739017131">
            <text:p>29.5479739017</text:p>
          </table:table-cell>
          <table:table-cell table:style-name="ce13" table:formula="of:=DEGREES(ASIN([.I41]))" office:value-type="float" office:value="86.3338231512681">
            <text:p>86.3338231513</text:p>
          </table:table-cell>
          <table:table-cell table:style-name="ce13" table:formula="of:=[.B41]*[.J41]" office:value-type="float" office:value="203.939974192507">
            <text:p>203.9399741925</text:p>
          </table:table-cell>
          <table:table-cell table:style-name="ce13" table:formula="of:=((15*60)*(2*1.76)*[.F41])/1000" office:value-type="float" office:value="646.081838241861">
            <text:p>646.0818382419</text:p>
          </table:table-cell>
          <table:table-cell table:formula="of:=SIN(RADIANS(20))*SIN(RADIANS(50))+COS(RADIANS(20))*COS(RADIANS(50))*COS(RADIANS([.C41]))" office:value-type="float" office:value="0.493152138440114">
            <text:p>0.4931521384</text:p>
          </table:table-cell>
          <table:table-cell table:formula="of:=(COS(RADIANS(20))/COS(RADIANS([.D41])))*SIN(RADIANS([.C41]))" office:value-type="float" office:value="0.997953539448798">
            <text:p>0.9979535394</text:p>
          </table:table-cell>
          <table:table-cell table:formula="of:=SIN(RADIANS([.D41]))*COS(RADIANS(42))+COS(RADIANS([.D41]))*SIN(RADIANS(42))*COS(RADIANS([.E41]-(-11)))" office:value-type="float" office:value="0.292177613456313">
            <text:p>0.2921776135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6H45M00S">
            <text:p>16:45</text:p>
          </table:table-cell>
          <table:table-cell table:style-name="ce6" office:value-type="float" office:value="583">
            <text:p>583</text:p>
          </table:table-cell>
          <table:table-cell table:style-name="ce9" office:value-type="float" office:value="71.25">
            <text:p>71.25</text:p>
          </table:table-cell>
          <table:table-cell table:style-name="ce13" table:formula="of:=DEGREES(ASIN([.H42]))" office:value-type="float" office:value="27.1395561083375">
            <text:p>27.1395561083</text:p>
          </table:table-cell>
          <table:table-cell table:style-name="ce13" table:formula="of:=DEGREES(ASIN([.I42]))" office:value-type="float" office:value="89.256935034417">
            <text:p>89.2569350344</text:p>
          </table:table-cell>
          <table:table-cell table:style-name="ce13" table:formula="of:=[.B42]*[.J42]" office:value-type="float" office:value="135.81780750567">
            <text:p>135.8178075057</text:p>
          </table:table-cell>
          <table:table-cell table:style-name="ce13" table:formula="of:=((15*60)*(2*1.76)*[.F42])/1000" office:value-type="float" office:value="430.270814177961">
            <text:p>430.270814178</text:p>
          </table:table-cell>
          <table:table-cell table:formula="of:=SIN(RADIANS(20))*SIN(RADIANS(50))+COS(RADIANS(20))*COS(RADIANS(50))*COS(RADIANS([.C42]))" office:value-type="float" office:value="0.456159387591854">
            <text:p>0.4561593876</text:p>
          </table:table-cell>
          <table:table-cell table:formula="of:=(COS(RADIANS(20))/COS(RADIANS([.D42])))*SIN(RADIANS([.C42]))" office:value-type="float" office:value="0.99991590460336">
            <text:p>0.9999159046</text:p>
          </table:table-cell>
          <table:table-cell table:formula="of:=SIN(RADIANS([.D42]))*COS(RADIANS(42))+COS(RADIANS([.D42]))*SIN(RADIANS(42))*COS(RADIANS([.E42]-(-11)))" office:value-type="float" office:value="0.232963649237855">
            <text:p>0.2329636492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7H00M00S">
            <text:p>17:00</text:p>
          </table:table-cell>
          <table:table-cell table:style-name="ce6" office:value-type="float" office:value="591">
            <text:p>591</text:p>
          </table:table-cell>
          <table:table-cell table:style-name="ce9" office:value-type="float" office:value="75">
            <text:p>75</text:p>
          </table:table-cell>
          <table:table-cell table:style-name="ce13" table:formula="of:=DEGREES(ASIN([.H43]))" office:value-type="float" office:value="24.7295279931914">
            <text:p>24.7295279932</text:p>
          </table:table-cell>
          <table:table-cell table:style-name="ce13" table:formula="of:=DEGREES(ASIN([.I43]))" office:value-type="float" office:value="87.8840195112331">
            <text:p>87.8840195112</text:p>
          </table:table-cell>
          <table:table-cell table:style-name="ce13" table:formula="of:=[.B43]*[.J43]" office:value-type="float" office:value="128.26080217584">
            <text:p>128.2608021758</text:p>
          </table:table-cell>
          <table:table-cell table:style-name="ce13" table:formula="of:=((15*60)*(2*1.76)*[.F43])/1000" office:value-type="float" office:value="406.33022129306">
            <text:p>406.3302212931</text:p>
          </table:table-cell>
          <table:table-cell table:formula="of:=SIN(RADIANS(20))*SIN(RADIANS(50))+COS(RADIANS(20))*COS(RADIANS(50))*COS(RADIANS([.C43]))" office:value-type="float" office:value="0.41833522770108">
            <text:p>0.4183352277</text:p>
          </table:table-cell>
          <table:table-cell table:formula="of:=(COS(RADIANS(20))/COS(RADIANS([.D43])))*SIN(RADIANS([.C43]))" office:value-type="float" office:value="0.999318134533521">
            <text:p>0.9993181345</text:p>
          </table:table-cell>
          <table:table-cell table:formula="of:=SIN(RADIANS([.D43]))*COS(RADIANS(42))+COS(RADIANS([.D43]))*SIN(RADIANS(42))*COS(RADIANS([.E43]-(-11)))" office:value-type="float" office:value="0.217023353935431">
            <text:p>0.2170233539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7H15M00S">
            <text:p>17:15</text:p>
          </table:table-cell>
          <table:table-cell table:style-name="ce6" office:value-type="float" office:value="654">
            <text:p>654</text:p>
          </table:table-cell>
          <table:table-cell table:style-name="ce9" office:value-type="float" office:value="78.75">
            <text:p>78.75</text:p>
          </table:table-cell>
          <table:table-cell table:style-name="ce13" table:formula="of:=DEGREES(ASIN([.H44]))" office:value-type="float" office:value="22.3238730555905">
            <text:p>22.3238730556</text:p>
          </table:table-cell>
          <table:table-cell table:style-name="ce13" table:formula="of:=DEGREES(ASIN([.I44]))" office:value-type="float" office:value="85.0753693338295">
            <text:p>85.0753693338</text:p>
          </table:table-cell>
          <table:table-cell table:style-name="ce13" table:formula="of:=[.B44]*[.J44]" office:value-type="float" office:value="141.765333259753">
            <text:p>141.7653332598</text:p>
          </table:table-cell>
          <table:table-cell table:style-name="ce13" table:formula="of:=((15*60)*(2*1.76)*[.F44])/1000" office:value-type="float" office:value="449.112575766898">
            <text:p>449.1125757669</text:p>
          </table:table-cell>
          <table:table-cell table:formula="of:=SIN(RADIANS(20))*SIN(RADIANS(50))+COS(RADIANS(20))*COS(RADIANS(50))*COS(RADIANS([.C44]))" office:value-type="float" office:value="0.379841627627315">
            <text:p>0.3798416276</text:p>
          </table:table-cell>
          <table:table-cell table:formula="of:=(COS(RADIANS(20))/COS(RADIANS([.D44])))*SIN(RADIANS([.C44]))" office:value-type="float" office:value="0.996308484570304">
            <text:p>0.9963084846</text:p>
          </table:table-cell>
          <table:table-cell table:formula="of:=SIN(RADIANS([.D44]))*COS(RADIANS(42))+COS(RADIANS([.D44]))*SIN(RADIANS(42))*COS(RADIANS([.E44]-(-11)))" office:value-type="float" office:value="0.21676656461736">
            <text:p>0.2167665646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7H30M00S">
            <text:p>17:30</text:p>
          </table:table-cell>
          <table:table-cell table:style-name="ce6" office:value-type="float" office:value="612">
            <text:p>612</text:p>
          </table:table-cell>
          <table:table-cell table:style-name="ce9" office:value-type="float" office:value="82.5">
            <text:p>82.5</text:p>
          </table:table-cell>
          <table:table-cell table:style-name="ce13" table:formula="of:=DEGREES(ASIN([.H45]))" office:value-type="float" office:value="19.9282682719554">
            <text:p>19.928268272</text:p>
          </table:table-cell>
          <table:table-cell table:style-name="ce13" table:formula="of:=DEGREES(ASIN([.I45]))" office:value-type="float" office:value="82.3046487723153">
            <text:p>82.3046487723</text:p>
          </table:table-cell>
          <table:table-cell table:style-name="ce13" table:formula="of:=[.B45]*[.J45]" office:value-type="float" office:value="132.824602722673">
            <text:p>132.8246027227</text:p>
          </table:table-cell>
          <table:table-cell table:style-name="ce13" table:formula="of:=((15*60)*(2*1.76)*[.F45])/1000" office:value-type="float" office:value="420.788341425428">
            <text:p>420.7883414254</text:p>
          </table:table-cell>
          <table:table-cell table:formula="of:=SIN(RADIANS(20))*SIN(RADIANS(50))+COS(RADIANS(20))*COS(RADIANS(50))*COS(RADIANS([.C45]))" office:value-type="float" office:value="0.340843422875721">
            <text:p>0.3408434229</text:p>
          </table:table-cell>
          <table:table-cell table:formula="of:=(COS(RADIANS(20))/COS(RADIANS([.D45])))*SIN(RADIANS([.C45]))" office:value-type="float" office:value="0.990994067607415">
            <text:p>0.9909940676</text:p>
          </table:table-cell>
          <table:table-cell table:formula="of:=SIN(RADIANS([.D45]))*COS(RADIANS(42))+COS(RADIANS([.D45]))*SIN(RADIANS(42))*COS(RADIANS([.E45]-(-11)))" office:value-type="float" office:value="0.217033664579531">
            <text:p>0.2170336646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7H45M00S">
            <text:p>17:45</text:p>
          </table:table-cell>
          <table:table-cell table:style-name="ce6" office:value-type="float" office:value="591">
            <text:p>591</text:p>
          </table:table-cell>
          <table:table-cell table:style-name="ce9" office:value-type="float" office:value="86.25">
            <text:p>86.25</text:p>
          </table:table-cell>
          <table:table-cell table:style-name="ce13" table:formula="of:=DEGREES(ASIN([.H46]))" office:value-type="float" office:value="17.5481761792332">
            <text:p>17.5481761792</text:p>
          </table:table-cell>
          <table:table-cell table:style-name="ce13" table:formula="of:=DEGREES(ASIN([.I46]))" office:value-type="float" office:value="79.5604290375578">
            <text:p>79.5604290376</text:p>
          </table:table-cell>
          <table:table-cell table:style-name="ce13" table:formula="of:=[.B46]*[.J46]" office:value-type="float" office:value="128.733694444813">
            <text:p>128.7336944448</text:p>
          </table:table-cell>
          <table:table-cell table:style-name="ce13" table:formula="of:=((15*60)*(2*1.76)*[.F46])/1000" office:value-type="float" office:value="407.828344001168">
            <text:p>407.8283440012</text:p>
          </table:table-cell>
          <table:table-cell table:formula="of:=SIN(RADIANS(20))*SIN(RADIANS(50))+COS(RADIANS(20))*COS(RADIANS(50))*COS(RADIANS([.C46]))" office:value-type="float" office:value="0.301507609746156">
            <text:p>0.3015076097</text:p>
          </table:table-cell>
          <table:table-cell table:formula="of:=(COS(RADIANS(20))/COS(RADIANS([.D46])))*SIN(RADIANS([.C46]))" office:value-type="float" office:value="0.983446561857898">
            <text:p>0.9834465619</text:p>
          </table:table-cell>
          <table:table-cell table:formula="of:=SIN(RADIANS([.D46]))*COS(RADIANS(42))+COS(RADIANS([.D46]))*SIN(RADIANS(42))*COS(RADIANS([.E46]-(-11)))" office:value-type="float" office:value="0.217823510058905">
            <text:p>0.2178235101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8H00M00S">
            <text:p>18:00</text:p>
          </table:table-cell>
          <table:table-cell table:style-name="ce6" office:value-type="float" office:value="583">
            <text:p>583</text:p>
          </table:table-cell>
          <table:table-cell table:style-name="ce9" office:value-type="float" office:value="90">
            <text:p>90</text:p>
          </table:table-cell>
          <table:table-cell table:style-name="ce13" table:formula="of:=DEGREES(ASIN([.H47]))" office:value-type="float" office:value="15.1889243799365">
            <text:p>15.1889243799</text:p>
          </table:table-cell>
          <table:table-cell table:style-name="ce13" table:formula="of:=DEGREES(ASIN([.I47]))" office:value-type="float" office:value="76.8321723364797">
            <text:p>76.8321723365</text:p>
          </table:table-cell>
          <table:table-cell table:style-name="ce13" table:formula="of:=[.B47]*[.J47]" office:value-type="float" office:value="127.754375069657">
            <text:p>127.7543750697</text:p>
          </table:table-cell>
          <table:table-cell table:style-name="ce13" table:formula="of:=((15*60)*(2*1.76)*[.F47])/1000" office:value-type="float" office:value="404.725860220673">
            <text:p>404.7258602207</text:p>
          </table:table-cell>
          <table:table-cell table:formula="of:=SIN(RADIANS(20))*SIN(RADIANS(50))+COS(RADIANS(20))*COS(RADIANS(50))*COS(RADIANS([.C47]))" office:value-type="float" office:value="0.262002630229385">
            <text:p>0.2620026302</text:p>
          </table:table-cell>
          <table:table-cell table:formula="of:=(COS(RADIANS(20))/COS(RADIANS([.D47])))*SIN(RADIANS([.C47]))" office:value-type="float" office:value="0.973706971410851">
            <text:p>0.9737069714</text:p>
          </table:table-cell>
          <table:table-cell table:formula="of:=SIN(RADIANS([.D47]))*COS(RADIANS(42))+COS(RADIANS([.D47]))*SIN(RADIANS(42))*COS(RADIANS([.E47]-(-11)))" office:value-type="float" office:value="0.219132718815878">
            <text:p>0.2191327188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8H15M00S">
            <text:p>18:15</text:p>
          </table:table-cell>
          <table:table-cell table:style-name="ce6" office:value-type="float" office:value="542">
            <text:p>542</text:p>
          </table:table-cell>
          <table:table-cell table:style-name="ce9" office:value-type="float" office:value="93.75">
            <text:p>93.75</text:p>
          </table:table-cell>
          <table:table-cell table:style-name="ce13" table:formula="of:=DEGREES(ASIN([.H48]))" office:value-type="float" office:value="12.8557745221665">
            <text:p>12.8557745222</text:p>
          </table:table-cell>
          <table:table-cell table:style-name="ce13" table:formula="of:=DEGREES(ASIN([.I48]))" office:value-type="float" office:value="74.1101088415107">
            <text:p>74.1101088415</text:p>
          </table:table-cell>
          <table:table-cell table:style-name="ce13" table:formula="of:=[.B48]*[.J48]" office:value-type="float" office:value="119.757981062718">
            <text:p>119.7579810627</text:p>
          </table:table-cell>
          <table:table-cell table:style-name="ce13" table:formula="of:=((15*60)*(2*1.76)*[.F48])/1000" office:value-type="float" office:value="379.39328400669">
            <text:p>379.3932840067</text:p>
          </table:table-cell>
          <table:table-cell table:formula="of:=SIN(RADIANS(20))*SIN(RADIANS(50))+COS(RADIANS(20))*COS(RADIANS(50))*COS(RADIANS([.C48]))" office:value-type="float" office:value="0.222497650712614">
            <text:p>0.2224976507</text:p>
          </table:table-cell>
          <table:table-cell table:formula="of:=(COS(RADIANS(20))/COS(RADIANS([.D48])))*SIN(RADIANS([.C48]))" office:value-type="float" office:value="0.961789629908662">
            <text:p>0.9617896299</text:p>
          </table:table-cell>
          <table:table-cell table:formula="of:=SIN(RADIANS([.D48]))*COS(RADIANS(42))+COS(RADIANS([.D48]))*SIN(RADIANS(42))*COS(RADIANS([.E48]-(-11)))" office:value-type="float" office:value="0.22095568461756">
            <text:p>0.2209556846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8H30M00S">
            <text:p>18:30</text:p>
          </table:table-cell>
          <table:table-cell table:style-name="ce6" office:value-type="float" office:value="486">
            <text:p>486</text:p>
          </table:table-cell>
          <table:table-cell table:style-name="ce9" office:value-type="float" office:value="97.5">
            <text:p>97.5</text:p>
          </table:table-cell>
          <table:table-cell table:style-name="ce13" table:formula="of:=DEGREES(ASIN([.H49]))" office:value-type="float" office:value="10.5539823549966">
            <text:p>10.553982355</text:p>
          </table:table-cell>
          <table:table-cell table:style-name="ce13" table:formula="of:=DEGREES(ASIN([.I49]))" office:value-type="float" office:value="71.3851359912159">
            <text:p>71.3851359912</text:p>
          </table:table-cell>
          <table:table-cell table:style-name="ce13" table:formula="of:=[.B49]*[.J49]" office:value-type="float" office:value="108.516316204838">
            <text:p>108.5163162048</text:p>
          </table:table-cell>
          <table:table-cell table:style-name="ce13" table:formula="of:=((15*60)*(2*1.76)*[.F49])/1000" office:value-type="float" office:value="343.779689736925">
            <text:p>343.7796897369</text:p>
          </table:table-cell>
          <table:table-cell table:formula="of:=SIN(RADIANS(20))*SIN(RADIANS(50))+COS(RADIANS(20))*COS(RADIANS(50))*COS(RADIANS([.C49]))" office:value-type="float" office:value="0.183161837583049">
            <text:p>0.1831618376</text:p>
          </table:table-cell>
          <table:table-cell table:formula="of:=(COS(RADIANS(20))/COS(RADIANS([.D49])))*SIN(RADIANS([.C49]))" office:value-type="float" office:value="0.947685631813507">
            <text:p>0.9476856318</text:p>
          </table:table-cell>
          <table:table-cell table:formula="of:=SIN(RADIANS([.D49]))*COS(RADIANS(42))+COS(RADIANS([.D49]))*SIN(RADIANS(42))*COS(RADIANS([.E49]-(-11)))" office:value-type="float" office:value="0.223284601244522">
            <text:p>0.2232846012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8H45M00S">
            <text:p>18:45</text:p>
          </table:table-cell>
          <table:table-cell table:style-name="ce6" office:value-type="float" office:value="431">
            <text:p>431</text:p>
          </table:table-cell>
          <table:table-cell table:style-name="ce9" office:value-type="float" office:value="101.25">
            <text:p>101.25</text:p>
          </table:table-cell>
          <table:table-cell table:style-name="ce13" table:formula="of:=DEGREES(ASIN([.H50]))" office:value-type="float" office:value="8.28885002598263">
            <text:p>8.288850026</text:p>
          </table:table-cell>
          <table:table-cell table:style-name="ce13" table:formula="of:=DEGREES(ASIN([.I50]))" office:value-type="float" office:value="68.6487394394039">
            <text:p>68.6487394394</text:p>
          </table:table-cell>
          <table:table-cell table:style-name="ce13" table:formula="of:=[.B50]*[.J50]" office:value-type="float" office:value="97.4531927407545">
            <text:p>97.4531927408</text:p>
          </table:table-cell>
          <table:table-cell table:style-name="ce13" table:formula="of:=((15*60)*(2*1.76)*[.F50])/1000" office:value-type="float" office:value="308.73171460271">
            <text:p>308.7317146027</text:p>
          </table:table-cell>
          <table:table-cell table:formula="of:=SIN(RADIANS(20))*SIN(RADIANS(50))+COS(RADIANS(20))*COS(RADIANS(50))*COS(RADIANS([.C50]))" office:value-type="float" office:value="0.144163632831455">
            <text:p>0.1441636328</text:p>
          </table:table-cell>
          <table:table-cell table:formula="of:=(COS(RADIANS(20))/COS(RADIANS([.D50])))*SIN(RADIANS([.C50]))" office:value-type="float" office:value="0.931365866388669">
            <text:p>0.9313658664</text:p>
          </table:table-cell>
          <table:table-cell table:formula="of:=SIN(RADIANS([.D50]))*COS(RADIANS(42))+COS(RADIANS([.D50]))*SIN(RADIANS(42))*COS(RADIANS([.E50]-(-11)))" office:value-type="float" office:value="0.226109495918224">
            <text:p>0.2261094959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9H00M00S">
            <text:p>19:00</text:p>
          </table:table-cell>
          <table:table-cell table:style-name="ce6" office:value-type="float" office:value="384">
            <text:p>384</text:p>
          </table:table-cell>
          <table:table-cell table:style-name="ce9" office:value-type="float" office:value="105">
            <text:p>105</text:p>
          </table:table-cell>
          <table:table-cell table:style-name="ce13" table:formula="of:=DEGREES(ASIN([.H51]))" office:value-type="float" office:value="6.06577137663667">
            <text:p>6.0657713766</text:p>
          </table:table-cell>
          <table:table-cell table:style-name="ce13" table:formula="of:=DEGREES(ASIN([.I51]))" office:value-type="float" office:value="65.8929350507831">
            <text:p>65.8929350508</text:p>
          </table:table-cell>
          <table:table-cell table:style-name="ce13" table:formula="of:=[.B51]*[.J51]" office:value-type="float" office:value="88.0966164502996">
            <text:p>88.0966164503</text:p>
          </table:table-cell>
          <table:table-cell table:style-name="ce13" table:formula="of:=((15*60)*(2*1.76)*[.F51])/1000" office:value-type="float" office:value="279.090080914549">
            <text:p>279.0900809145</text:p>
          </table:table-cell>
          <table:table-cell table:formula="of:=SIN(RADIANS(20))*SIN(RADIANS(50))+COS(RADIANS(20))*COS(RADIANS(50))*COS(RADIANS([.C51]))" office:value-type="float" office:value="0.10567003275769">
            <text:p>0.1056700328</text:p>
          </table:table-cell>
          <table:table-cell table:formula="of:=(COS(RADIANS(20))/COS(RADIANS([.D51])))*SIN(RADIANS([.C51]))" office:value-type="float" office:value="0.91278382044248">
            <text:p>0.9127838204</text:p>
          </table:table-cell>
          <table:table-cell table:formula="of:=SIN(RADIANS([.D51]))*COS(RADIANS(42))+COS(RADIANS([.D51]))*SIN(RADIANS(42))*COS(RADIANS([.E51]-(-11)))" office:value-type="float" office:value="0.229418272005988">
            <text:p>0.229418272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9H15M00S">
            <text:p>19:15</text:p>
          </table:table-cell>
          <table:table-cell table:style-name="ce6" office:value-type="float" office:value="312">
            <text:p>312</text:p>
          </table:table-cell>
          <table:table-cell table:style-name="ce9" office:value-type="float" office:value="108.75">
            <text:p>108.75</text:p>
          </table:table-cell>
          <table:table-cell table:style-name="ce13" table:formula="of:=DEGREES(ASIN([.H52]))" office:value-type="float" office:value="3.89027060074446">
            <text:p>3.8902706007</text:p>
          </table:table-cell>
          <table:table-cell table:style-name="ce13" table:formula="of:=DEGREES(ASIN([.I52]))" office:value-type="float" office:value="63.1102315390694">
            <text:p>63.1102315391</text:p>
          </table:table-cell>
          <table:table-cell table:style-name="ce13" table:formula="of:=[.B52]*[.J52]" office:value-type="float" office:value="72.7573893760381">
            <text:p>72.757389376</text:p>
          </table:table-cell>
          <table:table-cell table:style-name="ce13" table:formula="of:=((15*60)*(2*1.76)*[.F52])/1000" office:value-type="float" office:value="230.495409543289">
            <text:p>230.4954095433</text:p>
          </table:table-cell>
          <table:table-cell table:formula="of:=SIN(RADIANS(20))*SIN(RADIANS(50))+COS(RADIANS(20))*COS(RADIANS(50))*COS(RADIANS([.C52]))" office:value-type="float" office:value="0.0678458728669158">
            <text:p>0.0678458729</text:p>
          </table:table-cell>
          <table:table-cell table:formula="of:=(COS(RADIANS(20))/COS(RADIANS([.D52])))*SIN(RADIANS([.C52]))" office:value-type="float" office:value="0.891878308481484">
            <text:p>0.8918783085</text:p>
          </table:table-cell>
          <table:table-cell table:formula="of:=SIN(RADIANS([.D52]))*COS(RADIANS(42))+COS(RADIANS([.D52]))*SIN(RADIANS(42))*COS(RADIANS([.E52]-(-11)))" office:value-type="float" office:value="0.233196760820635">
            <text:p>0.2331967608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9H30M00S">
            <text:p>19:30</text:p>
          </table:table-cell>
          <table:table-cell table:style-name="ce6" office:value-type="float" office:value="301">
            <text:p>301</text:p>
          </table:table-cell>
          <table:table-cell table:style-name="ce9" office:value-type="float" office:value="112.5">
            <text:p>112.5</text:p>
          </table:table-cell>
          <table:table-cell table:style-name="ce13" table:formula="of:=DEGREES(ASIN([.H53]))" office:value-type="float" office:value="1.76803425525788">
            <text:p>1.7680342553</text:p>
          </table:table-cell>
          <table:table-cell table:style-name="ce13" table:formula="of:=DEGREES(ASIN([.I53]))" office:value-type="float" office:value="60.2936135651537">
            <text:p>60.2936135652</text:p>
          </table:table-cell>
          <table:table-cell table:style-name="ce13" table:formula="of:=[.B53]*[.J53]" office:value-type="float" office:value="71.4660634701855">
            <text:p>71.4660634702</text:p>
          </table:table-cell>
          <table:table-cell table:style-name="ce13" table:formula="of:=((15*60)*(2*1.76)*[.F53])/1000" office:value-type="float" office:value="226.404489073548">
            <text:p>226.4044890735</text:p>
          </table:table-cell>
          <table:table-cell table:formula="of:=SIN(RADIANS(20))*SIN(RADIANS(50))+COS(RADIANS(20))*COS(RADIANS(50))*COS(RADIANS([.C53]))" office:value-type="float" office:value="0.0308531220186556">
            <text:p>0.030853122</text:p>
          </table:table-cell>
          <table:table-cell table:formula="of:=(COS(RADIANS(20))/COS(RADIANS([.D53])))*SIN(RADIANS([.C53]))" office:value-type="float" office:value="0.868576283080888">
            <text:p>0.8685762831</text:p>
          </table:table-cell>
          <table:table-cell table:formula="of:=SIN(RADIANS([.D53]))*COS(RADIANS(42))+COS(RADIANS([.D53]))*SIN(RADIANS(42))*COS(RADIANS([.E53]-(-11)))" office:value-type="float" office:value="0.237428782292975">
            <text:p>0.2374287823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19H45M00S">
            <text:p>19:45</text:p>
          </table:table-cell>
          <table:table-cell table:style-name="ce6" office:value-type="float" office:value="281">
            <text:p>281</text:p>
          </table:table-cell>
          <table:table-cell table:style-name="ce9" office:value-type="float" office:value="116.25">
            <text:p>116.25</text:p>
          </table:table-cell>
          <table:table-cell table:style-name="ce13" table:formula="of:=DEGREES(ASIN([.H54]))" office:value-type="float" office:value="-0.295063748330396">
            <text:p>-0.2950637483</text:p>
          </table:table-cell>
          <table:table-cell table:style-name="ce13" table:formula="of:=DEGREES(ASIN([.I54]))" office:value-type="float" office:value="57.436545285983">
            <text:p>57.436545286</text:p>
          </table:table-cell>
          <table:table-cell table:style-name="ce13" table:formula="of:=[.B54]*[.J54]" office:value-type="float" office:value="68.029036206316">
            <text:p>68.0290362063</text:p>
          </table:table-cell>
          <table:table-cell table:style-name="ce13" table:formula="of:=((15*60)*(2*1.76)*[.F54])/1000" office:value-type="float" office:value="215.515986701609">
            <text:p>215.5159867016</text:p>
          </table:table-cell>
          <table:table-cell table:formula="of:=SIN(RADIANS(20))*SIN(RADIANS(50))+COS(RADIANS(20))*COS(RADIANS(50))*COS(RADIANS([.C54]))" office:value-type="float" office:value="-0.00514981114872815">
            <text:p>-0.0051498111</text:p>
          </table:table-cell>
          <table:table-cell table:formula="of:=(COS(RADIANS(20))/COS(RADIANS([.D54])))*SIN(RADIANS([.C54]))" office:value-type="float" office:value="0.842795872783485">
            <text:p>0.8427958728</text:p>
          </table:table-cell>
          <table:table-cell table:formula="of:=SIN(RADIANS([.D54]))*COS(RADIANS(42))+COS(RADIANS([.D54]))*SIN(RADIANS(42))*COS(RADIANS([.E54]-(-11)))" office:value-type="float" office:value="0.242096214257352">
            <text:p>0.2420962143</text:p>
          </table:table-cell>
          <table:table-cell table:number-columns-repeated="1014"/>
        </table:table-row>
        <table:table-row table:style-name="ro4">
          <table:table-cell table:style-name="ce2" office:value-type="time" office:time-value="PT20H00M00S">
            <text:p>20:00</text:p>
          </table:table-cell>
          <table:table-cell table:style-name="ce6" office:value-type="float" office:value="236">
            <text:p>236</text:p>
          </table:table-cell>
          <table:table-cell table:style-name="ce9" office:value-type="float" office:value="120">
            <text:p>120</text:p>
          </table:table-cell>
          <table:table-cell table:style-name="ce13" table:formula="of:=DEGREES(ASIN([.H55]))" office:value-type="float" office:value="-2.29294489114849">
            <text:p>-2.2929448911</text:p>
          </table:table-cell>
          <table:table-cell table:style-name="ce13" table:formula="of:=DEGREES(ASIN([.I55]))" office:value-type="float" office:value="54.5329944055568">
            <text:p>54.5329944056</text:p>
          </table:table-cell>
          <table:table-cell table:style-name="ce13" table:formula="of:=[.B55]*[.J55]" office:value-type="float" office:value="58.334260532635">
            <text:p>58.3342605326</text:p>
          </table:table-cell>
          <table:table-cell table:style-name="ce13" table:formula="of:=((15*60)*(2*1.76)*[.F55])/1000" office:value-type="float" office:value="184.802937367388">
            <text:p>184.8029373674</text:p>
          </table:table-cell>
          <table:table-cell table:formula="of:=SIN(RADIANS(20))*SIN(RADIANS(50))+COS(RADIANS(20))*COS(RADIANS(50))*COS(RADIANS([.C55]))" office:value-type="float" office:value="-0.0400087565481418">
            <text:p>-0.0400087565</text:p>
          </table:table-cell>
          <table:table-cell table:formula="of:=(COS(RADIANS(20))/COS(RADIANS([.D55])))*SIN(RADIANS([.C55]))" office:value-type="float" office:value="0.81444978754259">
            <text:p>0.8144497875</text:p>
          </table:table-cell>
          <table:table-cell table:formula="of:=SIN(RADIANS([.D55]))*COS(RADIANS(42))+COS(RADIANS([.D55]))*SIN(RADIANS(42))*COS(RADIANS([.E55]-(-11)))" office:value-type="float" office:value="0.247179070053538">
            <text:p>0.2471790701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office:value-type="string">
            <text:p>suma=</text:p>
          </table:table-cell>
          <table:table-cell table:formula="of:=SUM([.G2:.G55])" office:value-type="float" office:value="63738.889196538">
            <text:p>63738.889196538</text:p>
          </table:table-cell>
          <table:table-cell table:number-columns-repeated="1017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2" table:style-name="ta2" table:print="false">
        <table:table-column table:style-name="co10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3" table:style-name="ta3" table:print="false">
        <table:table-column table:style-name="co10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2/05/2016</text:date>, <text:time>20:29:4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2T20:29:41</dc:date>
    <dc:creator>Martin Zlámal</dc:creator>
    <meta:generator>OpenOffice/4.1.1$Unix OpenOffice.org_project/411m6$Build-9775</meta:generator>
    <meta:editing-duration>PT58M16S</meta:editing-duration>
    <meta:editing-cycles>6</meta:editing-cycles>
    <meta:document-statistic meta:table-count="3" meta:cell-count="5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8000">
      <style:chart-properties chart:display-label="true" chart:logarithmic="false" chart:minimum="0.1" chart:maximum="0.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symbol-type="named-symbol" chart:symbol-name="square" chart:symbol-width="0.1cm" chart:symbol-height="0.1cm"/>
      <style:graphic-properties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" chart:style-name="ch1">
        <chart:plot-area chart:style-name="ch2" table:cell-range-address="List1.M4:List1.S5" chart:data-source-has-labels="row" svg:x="1.331cm" svg:y="0.855cm" svg:width="14.029cm" svg:height="6.984cm">
          <chartooo:coordinate-region svg:x="2.058cm" svg:y="1.054cm" svg:width="13.302cm" svg:height="6.138cm"/>
          <chart:axis chart:dimension="x" chart:name="primary-x" chart:style-name="ch3" chartooo:axis-type="auto">
            <chart:title svg:x="7.944cm" svg:y="8.019cm" chart:style-name="ch4">
              <text:p>U [V]</text:p>
            </chart:title>
            <chart:categories table:cell-range-address="List1.M4:List1.S4"/>
          </chart:axis>
          <chart:axis chart:dimension="y" chart:name="primary-y" chart:style-name="ch5">
            <chart:title svg:x="0.451cm" svg:y="4.669cm" chart:style-name="ch6">
              <text:p>I [A]</text:p>
            </chart:title>
            <chart:grid chart:style-name="ch7" chart:class="major"/>
          </chart:axis>
          <chart:series chart:style-name="ch8" chart:values-cell-range-address="List1.M5:List1.S5" chart:class="chart:scatter">
            <chart:domain table:cell-range-address="List1.M4:List1.S4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.11">
                <text:p>0</text:p>
                <draw:g>
                  <svg:desc>List1.M4:List1.S4</svg:desc>
                </draw:g>
              </table:table-cell>
              <table:table-cell office:value-type="float" office:value="0.21">
                <text:p>0</text:p>
              </table:table-cell>
              <table:table-cell office:value-type="float" office:value="0.32">
                <text:p>0</text:p>
              </table:table-cell>
              <table:table-cell office:value-type="float" office:value="0.37">
                <text:p>0</text:p>
              </table:table-cell>
              <table:table-cell office:value-type="float" office:value="0.43">
                <text:p>0</text:p>
              </table:table-cell>
              <table:table-cell office:value-type="float" office:value="0.54">
                <text:p>0</text:p>
              </table:table-cell>
              <table:table-cell office:value-type="float" office:value="0.64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Řádek 4</text:p>
                <draw:g>
                  <svg:desc/>
                </draw:g>
              </table:table-cell>
              <table:table-cell office:value-type="float" office:value="0.11">
                <text:p>0.11</text:p>
                <draw:g>
                  <svg:desc>List1.M4:List1.S4</svg:desc>
                </draw:g>
              </table:table-cell>
              <table:table-cell office:value-type="float" office:value="0.21">
                <text:p>0.21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0.43">
                <text:p>0.43</text:p>
              </table:table-cell>
              <table:table-cell office:value-type="float" office:value="0.54">
                <text:p>0.5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Řádek 5</text:p>
                <draw:g>
                  <svg:desc/>
                </draw:g>
              </table:table-cell>
              <table:table-cell office:value-type="float" office:value="3.64">
                <text:p>3.64</text:p>
                <draw:g>
                  <svg:desc>List1.M5:List1.S5</svg:desc>
                </draw:g>
              </table:table-cell>
              <table:table-cell office:value-type="float" office:value="3.59">
                <text:p>3.59</text:p>
              </table:table-cell>
              <table:table-cell office:value-type="float" office:value="3.54">
                <text:p>3.54</text:p>
              </table:table-cell>
              <table:table-cell office:value-type="float" office:value="3.43">
                <text:p>3.43</text:p>
              </table:table-cell>
              <table:table-cell office:value-type="float" office:value="3.32">
                <text:p>3.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